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fo:text-align="center" style:justify-single-word="false" fo:break-before="auto" fo:break-after="auto" style:writing-mode="lr-tb"/>
    </style:style>
    <style:style style:name="P3" style:family="paragraph" style:parent-style-name="Standard">
      <style:paragraph-properties fo:line-height="115%" fo:text-align="justify" style:justify-single-word="false" fo:break-before="auto" fo:break-after="auto" style:writing-mode="lr-tb"/>
    </style:style>
    <style:style style:name="P4" style:family="paragraph" style:parent-style-name="Standard">
      <style:paragraph-properties fo:line-height="115%" fo:break-before="auto" fo:break-after="auto" style:writing-mode="lr-tb"/>
      <style:text-properties fo:font-size="12pt" fo:font-style="italic" fo:font-weight="bold" fo:background-color="#ccff99" style:font-size-asian="12pt" style:font-style-asian="italic" style:font-weight-asian="bold" style:font-size-complex="12pt" style:font-style-complex="italic" style:font-weight-complex="bold"/>
    </style:style>
    <style:style style:name="P5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fo:font-size="12pt" style:font-size-asian="12pt" style:font-size-complex="12pt"/>
    </style:style>
    <style:style style:name="P6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fo:color="#212121"/>
    </style:style>
    <style:style style:name="P7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fo:color="#212121" fo:font-style="italic" style:font-style-asian="italic" style:font-style-complex="italic"/>
    </style:style>
    <style:style style:name="P8" style:family="paragraph" style:parent-style-name="Standard">
      <style:paragraph-properties fo:line-height="115%" fo:break-before="auto" fo:break-after="auto" style:writing-mode="lr-tb"/>
      <style:text-properties fo:background-color="#ffffff"/>
    </style:style>
    <style:style style:name="P9" style:family="paragraph" style:parent-style-name="Standard">
      <style:paragraph-properties fo:line-height="115%" fo:break-before="auto" fo:break-after="auto" style:writing-mode="lr-tb"/>
      <style:text-properties fo:font-size="10pt" style:font-size-asian="10pt" style:font-size-complex="10pt"/>
    </style:style>
    <style:style style:name="P10" style:family="paragraph" style:parent-style-name="Standard">
      <style:paragraph-properties fo:line-height="115%" fo:break-before="auto" fo:break-after="auto" style:writing-mode="lr-tb"/>
      <style:text-properties fo:font-size="10pt" fo:font-style="italic" style:font-size-asian="10pt" style:font-style-asian="italic" style:font-size-complex="10pt" style:font-style-complex="italic"/>
    </style:style>
    <style:style style:name="P11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fo:font-style="italic" style:font-style-asian="italic" style:font-style-complex="italic"/>
    </style:style>
    <style:style style:name="P12" style:family="paragraph" style:parent-style-name="Standard" style:master-page-name="Standard">
      <style:paragraph-properties fo:line-height="115%" fo:text-align="center" style:justify-single-word="false" style:page-number="auto" fo:break-before="auto" fo:break-after="auto" style:writing-mode="lr-tb"/>
      <style:text-properties fo:font-size="14pt" fo:font-style="italic" fo:font-weight="bold" fo:background-color="#ccff99" style:font-size-asian="14pt" style:font-style-asian="italic" style:font-weight-asian="bold" style:font-size-complex="14pt" style:font-style-complex="italic" style:font-weight-complex="bold"/>
    </style:style>
    <style:style style:name="P13" style:family="paragraph" style:parent-style-name="Standard">
      <style:paragraph-properties fo:line-height="115%" fo:text-align="center" style:justify-single-word="false" fo:break-before="auto" fo:break-after="auto" style:writing-mode="lr-tb"/>
      <style:text-properties fo:font-style="italic" fo:font-weight="bold" fo:background-color="#ccff99" style:font-style-asian="italic" style:font-weight-asian="bold" style:font-style-complex="italic" style:font-weight-complex="bold"/>
    </style:style>
    <style:style style:name="P14" style:family="paragraph" style:parent-style-name="Standard">
      <style:paragraph-properties fo:line-height="115%" fo:break-before="auto" fo:break-after="auto" style:writing-mode="lr-tb"/>
      <style:text-properties fo:background-color="#ffffff"/>
    </style:style>
    <style:style style:name="P15" style:family="paragraph" style:parent-style-name="Standard">
      <style:paragraph-properties fo:line-height="115%" fo:break-before="auto" fo:break-after="auto" style:writing-mode="lr-tb"/>
      <style:text-properties fo:font-size="10pt" fo:font-style="italic" style:font-size-asian="10pt" style:font-style-asian="italic" style:font-size-complex="10pt" style:font-style-complex="italic"/>
    </style:style>
    <style:style style:name="P16" style:family="paragraph" style:parent-style-name="Standard">
      <style:paragraph-properties fo:line-height="115%" fo:text-align="justify" style:justify-single-word="false" fo:break-before="auto" fo:break-after="auto" style:writing-mode="lr-tb"/>
    </style:style>
    <style:style style:name="P17" style:family="paragraph" style:parent-style-name="Standard" style:list-style-name="LS1">
      <style:paragraph-properties fo:margin-top="0cm" fo:margin-bottom="0cm" fo:line-height="115%" fo:text-align="justify" style:justify-single-word="false" fo:break-before="auto" fo:break-after="auto" style:writing-mode="lr-tb"/>
    </style:style>
    <style:style style:name="P18" style:family="paragraph" style:parent-style-name="Standard" style:list-style-name="LS2">
      <style:paragraph-properties fo:margin-top="0cm" fo:margin-bottom="0cm" fo:line-height="115%" fo:text-align="justify" style:justify-single-word="false" fo:break-before="auto" fo:break-after="auto" style:writing-mode="lr-tb"/>
    </style:style>
    <style:style style:name="P19" style:family="paragraph" style:parent-style-name="Standard" style:list-style-name="LS3">
      <style:paragraph-properties fo:margin-top="0cm" fo:margin-bottom="0cm" fo:line-height="115%" fo:text-align="justify" style:justify-single-word="false" fo:break-before="auto" fo:break-after="auto" style:writing-mode="lr-tb"/>
    </style:style>
    <style:style style:name="P20" style:family="paragraph" style:parent-style-name="Standard" style:list-style-name="LS4">
      <style:paragraph-properties fo:margin-top="0cm" fo:margin-bottom="0cm" fo:line-height="115%" fo:text-align="justify" style:justify-single-word="false" fo:break-before="auto" fo:break-after="auto" style:writing-mode="lr-tb"/>
    </style:style>
    <style:style style:name="P21" style:family="paragraph" style:parent-style-name="Standard" style:list-style-name="LS5">
      <style:paragraph-properties fo:margin-top="0cm" fo:margin-bottom="0cm" fo:line-height="115%" fo:text-align="justify" style:justify-single-word="false" fo:break-before="auto" fo:break-after="auto" style:writing-mode="lr-tb"/>
    </style:style>
    <style:style style:name="P22" style:family="paragraph" style:parent-style-name="Standard" style:list-style-name="LS6">
      <style:paragraph-properties fo:margin-top="0cm" fo:margin-bottom="0cm" fo:line-height="115%" fo:text-align="justify" style:justify-single-word="false" fo:break-before="auto" fo:break-after="auto" style:writing-mode="lr-tb"/>
    </style:style>
    <style:style style:name="P23" style:family="paragraph" style:parent-style-name="Standard" style:list-style-name="LS7">
      <style:paragraph-properties fo:margin-top="0cm" fo:margin-bottom="0cm" fo:line-height="115%" fo:text-align="justify" style:justify-single-word="false" fo:break-before="auto" fo:break-after="auto" style:writing-mode="lr-tb"/>
    </style:style>
    <style:style style:name="P24" style:family="paragraph" style:parent-style-name="Standard" style:list-style-name="LS8">
      <style:paragraph-properties fo:margin-top="0cm" fo:margin-bottom="0cm" fo:line-height="115%" fo:text-align="justify" style:justify-single-word="false" fo:break-before="auto" fo:break-after="auto" style:writing-mode="lr-tb"/>
    </style:style>
    <style:style style:name="P25" style:family="paragraph" style:parent-style-name="Standard" style:list-style-name="LS9">
      <style:paragraph-properties fo:margin-top="0cm" fo:margin-bottom="0cm" fo:line-height="115%" fo:text-align="justify" style:justify-single-word="false" fo:break-before="auto" fo:break-after="auto" style:writing-mode="lr-tb"/>
    </style:style>
    <style:style style:name="P26" style:family="paragraph" style:parent-style-name="Standard" style:list-style-name="LS3">
      <style:paragraph-properties fo:margin-top="0cm" fo:margin-bottom="0cm" fo:line-height="115%" fo:text-align="justify" style:justify-single-word="false" fo:break-before="auto" fo:break-after="auto" style:writing-mode="lr-tb"/>
      <style:text-properties fo:color="#212121"/>
    </style:style>
    <style:style style:name="P27" style:family="paragraph" style:parent-style-name="Standard" style:list-style-name="LS9">
      <style:paragraph-properties fo:margin-top="0cm" fo:margin-bottom="0cm" fo:line-height="115%" fo:text-align="justify" style:justify-single-word="false" fo:break-before="auto" fo:break-after="auto" style:writing-mode="lr-tb"/>
      <style:text-properties fo:color="#212121"/>
    </style:style>
    <style:style style:name="P28" style:family="paragraph" style:parent-style-name="Standard">
      <style:paragraph-properties fo:line-height="115%" fo:text-align="justify" style:justify-single-word="false" style:writing-mode="lr-tb"/>
    </style:style>
    <style:style style:name="T1" style:family="text">
      <style:text-properties fo:font-size="14pt" fo:font-style="italic" fo:font-weight="bold" fo:background-color="#ccff99" style:font-size-asian="14pt" style:font-style-asian="italic" style:font-weight-asian="bold" style:font-size-complex="14pt" style:font-style-complex="italic" style:font-weight-complex="bold"/>
    </style:style>
    <style:style style:name="T2" style:family="text">
      <style:text-properties fo:font-style="italic" fo:font-weight="bold" fo:background-color="#ccff99" style:font-style-asian="italic" style:font-weight-asian="bold" style:font-style-complex="italic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fo:background-color="#ffffcc" style:font-style-asian="italic" style:font-style-complex="italic"/>
    </style:style>
    <style:style style:name="T5" style:family="text">
      <style:text-properties fo:font-style="italic" fo:background-color="#ff9999" style:font-style-asian="italic" style:font-style-complex="italic"/>
    </style:style>
    <style:style style:name="T6" style:family="text">
      <style:text-properties fo:font-size="12pt" fo:font-style="italic" fo:font-weight="bold" fo:background-color="#ccff99" style:font-size-asian="12pt" style:font-style-asian="italic" style:font-weight-asian="bold" style:font-size-complex="12pt" style:font-style-complex="italic" style:font-weight-complex="bold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style:font-name="Times New Roman" style:font-name-asian="Times New Roman" style:font-name-complex="Times New Roman"/>
    </style:style>
    <style:style style:name="T9" style:family="text"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T10" style:family="text">
      <style:text-properties fo:color="#212121"/>
    </style:style>
    <style:style style:name="T11" style:family="text">
      <style:text-properties fo:color="#212121" fo:font-style="italic" style:font-style-asian="italic" style:font-style-complex="italic"/>
    </style:style>
    <style:style style:name="T12" style:family="text">
      <style:text-properties fo:color="#212121" fo:font-style="italic" fo:background-color="#ffffcc" style:font-style-asian="italic" style:font-style-complex="italic"/>
    </style:style>
    <style:style style:name="T13" style:family="text">
      <style:text-properties fo:color="#212121" fo:background-color="#ffffcc"/>
    </style:style>
    <style:style style:name="T14" style:family="text">
      <style:text-properties fo:color="#1155cc" style:text-underline-style="solid" style:text-underline-width="auto" style:text-underline-color="font-color"/>
    </style:style>
    <style:style style:name="T15" style:family="text">
      <style:text-properties fo:background-color="#ffffff"/>
    </style:style>
    <style:style style:name="T16" style:family="text">
      <style:text-properties fo:background-color="#ffff99"/>
    </style:style>
    <style:style style:name="T17" style:family="text">
      <style:text-properties fo:background-color="#ff9999"/>
    </style:style>
    <style:style style:name="T18" style:family="text">
      <style:text-properties fo:font-size="10pt" fo:background-color="#ffffff" style:font-size-asian="10pt" style:font-size-complex="10pt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fo:font-size="10pt" fo:background-color="#ffcc00" style:font-size-asian="10pt" style:font-size-complex="10pt"/>
    </style:style>
    <style:style style:name="T21" style:family="text">
      <style:text-properties fo:font-size="10pt" fo:font-style="italic" style:font-size-asian="10pt" style:font-style-asian="italic" style:font-size-complex="10pt" style:font-style-complex="italic"/>
    </style:style>
    <style:style style:name="T22" style:family="text">
      <style:text-properties fo:font-size="10pt" fo:font-style="italic" fo:background-color="#ffcc00" style:font-size-asian="10pt" style:font-style-asian="italic" style:font-size-complex="10pt" style:font-style-complex="italic"/>
    </style:style>
    <style:style style:name="T23" style:family="text">
      <style:text-properties fo:background-color="#ffffcc"/>
    </style:style>
    <style:style style:name="T24" style:family="text">
      <style:text-properties fo:color="#0085cf" fo:font-size="10pt" style:text-underline-style="solid" style:text-underline-width="auto" style:text-underline-color="font-color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Project</text:p>
      <text:p text:style-name="P2"><text:span text:style-name="T1">Ardu</text:span><text:span text:style-name="T1"> </text:span><text:span text:style-name="T1">Xively</text:span><text:span text:style-name="T1"> </text:span><text:span text:style-name="T1">Weather</text:span><text:span text:style-name="T1"> </text:span><text:span text:style-name="T1">Station</text:span></text:p>
      <text:p text:style-name="P13">alias</text:p>
      <text:p text:style-name="P2"><text:span text:style-name="T2">ArduXWeatherStation</text:span><text:span text:style-name="T2"> </text:span><text:span text:style-name="T2">SW</text:span><text:span text:style-name="T2"> </text:span><text:span text:style-name="T2">Ver</text:span><text:span text:style-name="T2">. 1.2</text:span></text:p>
      <text:p text:style-name="P1"/>
      <text:p text:style-name="P2"><text:span text:style-name="T6">- </text:span><text:span text:style-name="T6">Amateur</text:span><text:span text:style-name="T6"> </text:span><text:span text:style-name="T6">Weather</text:span><text:span text:style-name="T6"> </text:span><text:span text:style-name="T6">Station</text:span><text:span text:style-name="T6"> -</text:span></text:p>
      <text:p text:style-name="P4"/>
      <text:p text:style-name="P5"/>
      <text:p text:style-name="P3"><text:span text:style-name="T7">List</text:span><text:span text:style-name="T7"> </text:span><text:span text:style-name="T7">of</text:span><text:span text:style-name="T7"> </text:span><text:span text:style-name="T7">materials</text:span><text:span text:style-name="T7"> </text:span><text:span text:style-name="T7">used</text:span><text:span text:style-name="T7"> </text:span><text:span text:style-name="T7">for</text:span><text:span text:style-name="T7"> </text:span><text:span text:style-name="T7">the</text:span><text:span text:style-name="T7"> </text:span><text:span text:style-name="T7">prototype</text:span><text:span text:style-name="T7">:</text:span></text:p>
      <text:p text:style-name="P1"><text:tab/></text:p>
      <text:list xml:id="list1990497382364977398" text:style-name="LS1">
        <text:list-item>
          <text:p text:style-name="P17">Freeduino Mega 2560<text:tab/></text:p>
        </text:list-item>
        <text:list-item>
          <text:p text:style-name="P17">Ethernet Shield</text:p>
        </text:list-item>
        <text:list-item>
          <text:p text:style-name="P17">Sensor BMP085 3.3V I2C <text:tab/></text:p>
        </text:list-item>
        <text:list-item>
          <text:p text:style-name="P17">Logic Level Converter</text:p>
        </text:list-item>
        <text:list-item>
          <text:p text:style-name="P17">RTC 5V I2C</text:p>
        </text:list-item>
        <text:list-item>
          <text:p text:style-name="P17">sensor DHT22 5V</text:p>
        </text:list-item>
        <text:list-item>
          <text:p text:style-name="P17">GY-30 <text:tab/>BH1750FVI digital sensor intensity Light, I2C module with 5V LLC implemented</text:p>
        </text:list-item>
        <text:list-item>
          <text:p text:style-name="P17">UVM-30A UV light sensor <text:tab/></text:p>
        </text:list-item>
        <text:list-item>
          <text:p text:style-name="P17">FS1000A RF transmitter 433Mhz 5V antenna (ANT) external welded 17.3cm</text:p>
        </text:list-item>
        <text:list-item>
          <text:p text:style-name="P17">Resistance 4.7K and 2.4K resistor to pull up</text:p>
        </text:list-item>
        <text:list-item>
          <text:p text:style-name="P17">ceramic capacitor 100nF</text:p>
        </text:list-item>
        <text:list-item>
          <text:p text:style-name="P17">Cables dupont</text:p>
        </text:list-item>
        <text:list-item>
          <text:p text:style-name="P17">mini router / repeater signal HX701 (made in china) to use as a wireless bridge between the router and the main weather station (optional and only in case you want to remove the direct ethernet cable)</text:p>
        </text:list-item>
      </text:list>
      <text:p text:style-name="P1"/>
      <text:p text:style-name="P3">The project was born almost for fun, to play with the open source hardware platform Arduino. Certainly not approaching a professional weather station, because the project does not yet provide a rain gauge and an anemometer, but the microcontroller dell'Arduino Mega 2560 not only performs the reading of 4 sensors based, but thanks to these extrapolates some empirical data both climate that bioclimatic.</text:p>
      <text:p text:style-name="P3">Below is a list of the data sent from the weather station.</text:p>
      <text:p text:style-name="P3">Real data sensors:<text:tab/></text:p>
      <text:p text:style-name="P3"/>
      <text:list xml:id="list8784574183624039336" text:style-name="LS2">
        <text:list-item>
          <text:p text:style-name="P18">Date and time of the reading of the sensors<text:tab/></text:p>
        </text:list-item>
        <text:list-item>
          <text:p text:style-name="P18">Temperature <text:tab/>in Celsius <text:span text:style-name="T8">(°</text:span>C), Fahrenheit <text:span text:style-name="T8">(°</text:span>F), Kelvin <text:span text:style-name="T9">(</text:span><text:span text:style-name="T9">K</text:span><text:span text:style-name="T9">)</text:span></text:p>
        </text:list-item>
        <text:list-item>
          <text:p text:style-name="P18">Relative humidity (% RH)</text:p>
        </text:list-item>
        <text:list-item>
          <text:p text:style-name="P18">Atmospheric pressure (Mbar)</text:p>
        </text:list-item>
        <text:list-item>
          <text:p text:style-name="P18">Light intensity (Lux)</text:p>
        </text:list-item>
        <text:list-item>
          <text:p text:style-name="P18">Index UV <text:s/>including the display of its code color, power and warnings</text:p>
        </text:list-item>
      </text:list>
      <text:p text:style-name="P3"/>
      <text:p text:style-name="P3"/>
      <text:p text:style-name="P28"/>
      <text:p text:style-name="P3"><text:soft-page-break/>Empirical data:</text:p>
      <text:p text:style-name="P3"/>
      <text:list xml:id="list894669905418922672" text:style-name="LS3">
        <text:list-item>
          <text:p text:style-name="P19">Heat Index</text:p>
        </text:list-item>
        <text:list-item>
          <text:p text:style-name="P19">Summer Simmer Index, including warnings</text:p>
        </text:list-item>
        <text:list-item>
          <text:p text:style-name="P19">Scharlau Index Wintry including warnings</text:p>
        </text:list-item>
        <text:list-item>
          <text:p text:style-name="P19">Scharlau Index Summer, including warnings</text:p>
        </text:list-item>
        <text:list-item>
          <text:p text:style-name="P19"><text:span text:style-name="T10">Wet</text:span><text:span text:style-name="T10">-</text:span><text:span text:style-name="T10">bulb</text:span><text:span text:style-name="T10"> </text:span><text:span text:style-name="T10">temperature</text:span><text:tab/></text:p>
        </text:list-item>
        <text:list-item>
          <text:p text:style-name="P26">dewpoint</text:p>
        </text:list-item>
        <text:list-item>
          <text:p text:style-name="P19"><text:span text:style-name="T10">Height</text:span><text:span text:style-name="T10"> </text:span><text:span text:style-name="T10">of</text:span><text:span text:style-name="T10"> </text:span><text:span text:style-name="T10">the</text:span><text:span text:style-name="T10"> </text:span><text:span text:style-name="T10">base</text:span><text:span text:style-name="T10"> </text:span><text:span text:style-name="T10">of</text:span><text:span text:style-name="T10"> </text:span><text:span text:style-name="T10">the</text:span><text:span text:style-name="T10"> </text:span><text:span text:style-name="T10">clouds</text:span><text:span text:style-name="T10"> </text:span><text:span text:style-name="T10">cumulus</text:span><text:tab/></text:p>
        </text:list-item>
        <text:list-item>
          <text:p text:style-name="P19"><text:span text:style-name="T10">clouds</text:span><text:span text:style-name="T10"> </text:span><text:span text:style-name="T10">Temperature</text:span></text:p>
        </text:list-item>
      </text:list>
      <text:p text:style-name="P6"/>
      <text:p text:style-name="P3"><text:span text:style-name="T10">To</text:span><text:span text:style-name="T10"> </text:span><text:span text:style-name="T10">display</text:span><text:span text:style-name="T10"> </text:span><text:span text:style-name="T10">all</text:span><text:span text:style-name="T10"> </text:span><text:span text:style-name="T10">the</text:span><text:span text:style-name="T10"> </text:span><text:span text:style-name="T10">data</text:span><text:span text:style-name="T10">, </text:span><text:span text:style-name="T10">their</text:span><text:span text:style-name="T10"> </text:span><text:span text:style-name="T10">storage</text:span><text:span text:style-name="T10"> </text:span><text:span text:style-name="T10">for</text:span><text:span text:style-name="T10"> </text:span><text:span text:style-name="T10">a</text:span><text:span text:style-name="T10"> </text:span><text:span text:style-name="T10">historian</text:span><text:span text:style-name="T10"> </text:span><text:span text:style-name="T10">in</text:span><text:span text:style-name="T10"> </text:span><text:span text:style-name="T10">the</text:span><text:span text:style-name="T10"> </text:span><text:span text:style-name="T10">years</text:span><text:span text:style-name="T10"> </text:span><text:span text:style-name="T10">and</text:span><text:span text:style-name="T10"> </text:span><text:span text:style-name="T10">their</text:span><text:span text:style-name="T10"> </text:span><text:span text:style-name="T10">representation</text:span><text:span text:style-name="T10"> </text:span><text:span text:style-name="T10">in</text:span><text:span text:style-name="T10"> </text:span><text:span text:style-name="T10">the</text:span><text:span text:style-name="T10"> </text:span><text:span text:style-name="T10">form</text:span><text:span text:style-name="T10"> </text:span><text:span text:style-name="T10">of</text:span><text:span text:style-name="T10"> </text:span><text:span text:style-name="T10">graphs</text:span><text:span text:style-name="T10">, </text:span><text:span text:style-name="T10">I</text:span><text:span text:style-name="T10"> </text:span><text:span text:style-name="T10">chose</text:span><text:span text:style-name="T10"> </text:span><text:span text:style-name="T10">the</text:span><text:span text:style-name="T10"> </text:span><text:span text:style-name="T10">online</text:span><text:span text:style-name="T10"> </text:span><text:span text:style-name="T10">platform</text:span><text:span text:style-name="T10"> </text:span><text:span text:style-name="T10">Xively</text:span><text:span text:style-name="T10"> </text:span><text:span text:style-name="T10">LogMeIn</text:span><text:span text:style-name="T10"> .</text:span></text:p>
      <text:p text:style-name="P3"><text:span text:style-name="T10">Xively</text:span><text:span text:style-name="T10"> (</text:span><text:span text:style-name="T10">formerly</text:span><text:span text:style-name="T10"> </text:span><text:span text:style-name="T10">known</text:span><text:span text:style-name="T10"> </text:span><text:span text:style-name="T10">as</text:span><text:span text:style-name="T10"> </text:span><text:span text:style-name="T10">the</text:span><text:span text:style-name="T10"> </text:span><text:span text:style-name="T10">Cosm</text:span><text:span text:style-name="T10"> </text:span><text:span text:style-name="T10">and</text:span><text:span text:style-name="T10"> </text:span><text:span text:style-name="T10">Pachube</text:span><text:span text:style-name="T10">) </text:span><text:span text:style-name="T10">is</text:span><text:span text:style-name="T10"> </text:span><text:span text:style-name="T10">a</text:span><text:span text:style-name="T10"> </text:span><text:span text:style-name="T10">public</text:span><text:span text:style-name="T10"> </text:span><text:span text:style-name="T10">cloud</text:span><text:span text:style-name="T10"> </text:span><text:span text:style-name="T10">specially</text:span><text:span text:style-name="T10"> </text:span><text:span text:style-name="T10">built</text:span><text:span text:style-name="T10"> </text:span><text:span text:style-name="T10">for</text:span><text:span text:style-name="T10"> </text:span><text:span text:style-name="T10">the</text:span><text:span text:style-name="T10"> </text:span><text:span text:style-name="T10">IoT</text:span><text:span text:style-name="T10"> (</text:span><text:span text:style-name="T10">Internet</text:span><text:span text:style-name="T10"> </text:span><text:span text:style-name="T10">of</text:span><text:span text:style-name="T10"> </text:span><text:span text:style-name="T10">Things</text:span><text:span text:style-name="T10">).</text:span></text:p>
      <text:p text:style-name="P3"><text:span text:style-name="T10">Xively</text:span><text:span text:style-name="T10"> </text:span><text:span text:style-name="T10">supports</text:span><text:span text:style-name="T10"> </text:span><text:span text:style-name="T10">many</text:span><text:span text:style-name="T10"> </text:span><text:span text:style-name="T10">software</text:span><text:span text:style-name="T10"> </text:span><text:span text:style-name="T10">and</text:span><text:span text:style-name="T10"> </text:span><text:span text:style-name="T10">hardware</text:span><text:span text:style-name="T10">, </text:span><text:span text:style-name="T10">and</text:span><text:span text:style-name="T10"> </text:span><text:span text:style-name="T10">combinations</text:span><text:span text:style-name="T10"> </text:span><text:span text:style-name="T10">of</text:span><text:span text:style-name="T10"> </text:span><text:span text:style-name="T10">both</text:span><text:span text:style-name="T10">, </text:span><text:span text:style-name="T10">which</text:span><text:span text:style-name="T10"> </text:span><text:span text:style-name="T10">is</text:span><text:span text:style-name="T10"> </text:span><text:span text:style-name="T10">essential</text:span><text:span text:style-name="T10"> </text:span><text:span text:style-name="T10">to</text:span><text:span text:style-name="T10"> </text:span><text:span text:style-name="T10">create</text:span><text:span text:style-name="T10"> </text:span><text:span text:style-name="T10">new</text:span><text:span text:style-name="T10"> </text:span><text:span text:style-name="T10">prototypes</text:span><text:span text:style-name="T10"> </text:span><text:span text:style-name="T10">and</text:span><text:span text:style-name="T10"> </text:span><text:span text:style-name="T10">solutions</text:span><text:span text:style-name="T10">, </text:span><text:span text:style-name="T10">with</text:span><text:span text:style-name="T10"> </text:span><text:span text:style-name="T10">libraries</text:span><text:span text:style-name="T10"> </text:span><text:span text:style-name="T10">officers</text:span><text:span text:style-name="T10"> </text:span><text:span text:style-name="T10">for</text:span><text:span text:style-name="T10"> </text:span><text:span text:style-name="T10">dozens</text:span><text:span text:style-name="T10"> </text:span><text:span text:style-name="T10">of</text:span><text:span text:style-name="T10"> </text:span><text:span text:style-name="T10">languages</text:span><text:span text:style-name="T10"> ​​</text:span><text:span text:style-name="T10">and</text:span><text:span text:style-name="T10"> </text:span><text:span text:style-name="T10">platforms</text:span><text:span text:style-name="T10">, </text:span><text:span text:style-name="T10">including</text:span><text:span text:style-name="T10"> </text:span><text:span text:style-name="T10">Objective</text:span><text:span text:style-name="T10"> </text:span><text:span text:style-name="T10">C</text:span><text:span text:style-name="T10">, </text:span><text:span text:style-name="T10">C</text:span><text:span text:style-name="T10">, </text:span><text:span text:style-name="T10">Java</text:span><text:span text:style-name="T10">, </text:span><text:span text:style-name="T10">JavaScript</text:span><text:span text:style-name="T10">, </text:span><text:span text:style-name="T10">Ruby</text:span><text:span text:style-name="T10"> </text:span><text:span text:style-name="T10">and</text:span><text:span text:style-name="T10"> </text:span><text:span text:style-name="T10">more</text:span><text:span text:style-name="T10">. </text:span><text:span text:style-name="T10">APIs</text:span><text:span text:style-name="T10"> </text:span><text:span text:style-name="T10">Xively</text:span><text:span text:style-name="T10"> </text:span><text:span text:style-name="T10">have</text:span><text:span text:style-name="T10"> </text:span><text:span text:style-name="T10">JSON</text:span><text:span text:style-name="T10"> </text:span><text:span text:style-name="T10">data</text:span><text:span text:style-name="T10"> </text:span><text:span text:style-name="T10">formats</text:span><text:span text:style-name="T10">, </text:span><text:span text:style-name="T10">XML</text:span><text:span text:style-name="T10"> </text:span><text:span text:style-name="T10">and</text:span><text:span text:style-name="T10"> </text:span><text:span text:style-name="T10">CSV</text:span><text:span text:style-name="T10">.</text:span></text:p>
      <text:p text:style-name="P3"><text:span text:style-name="T10">Before</text:span><text:span text:style-name="T10"> </text:span><text:span text:style-name="T10">you</text:span><text:span text:style-name="T10"> </text:span><text:span text:style-name="T10">even</text:span><text:span text:style-name="T10"> </text:span><text:span text:style-name="T10">assemble</text:span><text:span text:style-name="T10"> </text:span><text:span text:style-name="T10">our</text:span><text:span text:style-name="T10"> </text:span><text:span text:style-name="T10">weather</text:span><text:span text:style-name="T10"> </text:span><text:span text:style-name="T10">station</text:span><text:span text:style-name="T10"> </text:span><text:span text:style-name="T10">and</text:span><text:span text:style-name="T10"> </text:span><text:span text:style-name="T10">load</text:span><text:span text:style-name="T10"> </text:span><text:span text:style-name="T10">the</text:span><text:span text:style-name="T10"> </text:span><text:span text:style-name="T10">firmware</text:span><text:span text:style-name="T10"> </text:span><text:span text:style-name="T10">nell</text:span><text:span text:style-name="T10">'</text:span><text:span text:style-name="T10">Arduino</text:span><text:span text:style-name="T10"> </text:span><text:span text:style-name="T10">Mega</text:span><text:span text:style-name="T10"> 2560, </text:span><text:span text:style-name="T10">we</text:span><text:span text:style-name="T10"> </text:span><text:span text:style-name="T10">have</text:span><text:span text:style-name="T10"> </text:span><text:span text:style-name="T10">to</text:span><text:span text:style-name="T10"> </text:span><text:span text:style-name="T10">create</text:span><text:span text:style-name="T10"> </text:span><text:span text:style-name="T10">an</text:span><text:span text:style-name="T10"> </text:span><text:span text:style-name="T10">account</text:span><text:span text:style-name="T10"> </text:span><text:span text:style-name="T10">on</text:span><text:a xlink:type="simple" xlink:href="https://xively.com/signup" text:style-name="Internet_20_link" text:visited-style-name="Visited_20_Internet_20_Link"><text:span text:style-name="T10"> </text:span></text:a><text:a xlink:type="simple" xlink:href="https://xively.com/signup" text:style-name="Internet_20_link" text:visited-style-name="Visited_20_Internet_20_Link"><text:span text:style-name="T14">https</text:span></text:a><text:a xlink:type="simple" xlink:href="https://xively.com/signup" text:style-name="Internet_20_link" text:visited-style-name="Visited_20_Internet_20_Link"><text:span text:style-name="T14">://</text:span></text:a><text:a xlink:type="simple" xlink:href="https://xively.com/signup" text:style-name="Internet_20_link" text:visited-style-name="Visited_20_Internet_20_Link"><text:span text:style-name="T14">xively</text:span></text:a><text:a xlink:type="simple" xlink:href="https://xively.com/signup" text:style-name="Internet_20_link" text:visited-style-name="Visited_20_Internet_20_Link"><text:span text:style-name="T14">.</text:span></text:a><text:a xlink:type="simple" xlink:href="https://xively.com/signup" text:style-name="Internet_20_link" text:visited-style-name="Visited_20_Internet_20_Link"><text:span text:style-name="T14">com</text:span></text:a><text:a xlink:type="simple" xlink:href="https://xively.com/signup" text:style-name="Internet_20_link" text:visited-style-name="Visited_20_Internet_20_Link"><text:span text:style-name="T14">/</text:span></text:a><text:a xlink:type="simple" xlink:href="https://xively.com/signup" text:style-name="Internet_20_link" text:visited-style-name="Visited_20_Internet_20_Link"><text:span text:style-name="T14">signup</text:span></text:a><text:a xlink:type="simple" xlink:href="https://xively.com/signup" text:style-name="Internet_20_link" text:visited-style-name="Visited_20_Internet_20_Link"><text:span text:style-name="T14">.</text:span></text:a></text:p>
      <text:p text:style-name="P3"><text:span text:style-name="T10">Registration</text:span><text:span text:style-name="T10"> </text:span><text:span text:style-name="T10">is</text:span><text:span text:style-name="T10"> </text:span><text:span text:style-name="T10">very</text:span><text:span text:style-name="T10"> </text:span><text:span text:style-name="T10">simple</text:span><text:span text:style-name="T10">, </text:span><text:span text:style-name="T10">and</text:span><text:span text:style-name="T10"> </text:span><text:span text:style-name="T10">asks</text:span><text:span text:style-name="T10"> </text:span><text:span text:style-name="T10">to</text:span><text:span text:style-name="T10"> </text:span><text:span text:style-name="T10">enter</text:span><text:span text:style-name="T10">:</text:span></text:p>
      <text:p text:style-name="P6"/>
      <text:list xml:id="list726078664283230702" text:style-name="LS4">
        <text:list-item>
          <text:p text:style-name="P20"><text:tab/><text:span text:style-name="T10">NameName</text:span></text:p>
        </text:list-item>
        <text:list-item>
          <text:p text:style-name="P20"><text:tab/><text:span text:style-name="T10">First</text:span><text:span text:style-name="T10"> <text:s/></text:span><text:span text:style-name="T10">Last</text:span></text:p>
        </text:list-item>
        <text:list-item>
          <text:p text:style-name="P20"><text:tab/><text:span text:style-name="T10">Title</text:span></text:p>
        </text:list-item>
        <text:list-item>
          <text:p text:style-name="P20"><text:tab/><text:span text:style-name="T10">Company</text:span><text:span text:style-name="T10"> </text:span><text:span text:style-name="T10">or</text:span><text:span text:style-name="T10"> </text:span><text:span text:style-name="T10">Company</text:span></text:p>
        </text:list-item>
        <text:list-item>
          <text:p text:style-name="P20"><text:tab/><text:span text:style-name="T10">E</text:span><text:span text:style-name="T10">-</text:span><text:span text:style-name="T10">mail</text:span></text:p>
        </text:list-item>
        <text:list-item>
          <text:p text:style-name="P20"><text:tab/><text:span text:style-name="T10">Phone</text:span><text:span text:style-name="T10"> </text:span><text:span text:style-name="T10">number</text:span></text:p>
        </text:list-item>
      </text:list>
      <text:p text:style-name="P6"/>
      <text:p text:style-name="P3"><text:span text:style-name="T10">We</text:span><text:span text:style-name="T10"> </text:span><text:span text:style-name="T10">go</text:span><text:span text:style-name="T10"> </text:span><text:span text:style-name="T10">with</text:span><text:span text:style-name="T10"> </text:span><text:span text:style-name="T10">our</text:span><text:span text:style-name="T10"> </text:span><text:span text:style-name="T10">credentials</text:span><text:span text:style-name="T10"> </text:span><text:span text:style-name="T10">inside</text:span><text:span text:style-name="T10"> </text:span><text:span text:style-name="T10">Xively</text:span><text:span text:style-name="T10">, </text:span><text:span text:style-name="T10">the</text:span><text:span text:style-name="T10"> </text:span><text:span text:style-name="T10">menu</text:span><text:span text:style-name="T10"> </text:span><text:span text:style-name="T10">item</text:span><text:span text:style-name="T10"> "</text:span><text:span text:style-name="T10">Develop</text:span><text:span text:style-name="T10">" </text:span><text:span text:style-name="T10">we</text:span><text:span text:style-name="T10"> </text:span><text:span text:style-name="T10">insert</text:span><text:span text:style-name="T10"> </text:span><text:span text:style-name="T10">our</text:span><text:span text:style-name="T10"> </text:span><text:span text:style-name="T10">first</text:span><text:span text:style-name="T10"> </text:span><text:span text:style-name="T10">prototype</text:span><text:span text:style-name="T10"> </text:span><text:span text:style-name="T10">filling</text:span><text:span text:style-name="T10"> </text:span><text:span text:style-name="T10">the</text:span><text:span text:style-name="T10"> </text:span><text:span text:style-name="T10">following</text:span><text:span text:style-name="T10"> </text:span><text:span text:style-name="T10">fields</text:span><text:span text:style-name="T10">:</text:span></text:p>
      <text:p text:style-name="P6"/>
      <text:list xml:id="list7293140415695468542" text:style-name="LS5">
        <text:list-item>
          <text:p text:style-name="P21"><text:tab/><text:span text:style-name="T11">Device</text:span><text:span text:style-name="T10">Name</text:span><text:span text:style-name="T10">,</text:span><text:span text:style-name="T10">the</text:span><text:span text:style-name="T10"> </text:span><text:span text:style-name="T10">name</text:span><text:span text:style-name="T10"> </text:span><text:span text:style-name="T10">for</text:span><text:span text:style-name="T10"> </text:span><text:span text:style-name="T10">the</text:span><text:span text:style-name="T10"> </text:span><text:span text:style-name="T10">device</text:span><text:span text:style-name="T10"> </text:span></text:p>
        </text:list-item>
      </text:list>
      <text:p text:style-name="P3"><text:span text:style-name="T10"><text:s text:c="23"/>(</text:span><text:span text:style-name="T10">ex</text:span><text:span text:style-name="T10">: </text:span><text:span text:style-name="T10">ArduXWeatherStation</text:span><text:span text:style-name="T10"> </text:span><text:span text:style-name="T10">FABRO</text:span><text:span text:style-name="T10">1)</text:span></text:p>
      <text:list xml:id="list34" text:style-name="LS5">
        <text:list-item>
          <text:p text:style-name="P21"><text:tab/><text:span text:style-name="T11">device</text:span><text:span text:style-name="T10">description</text:span><text:span text:style-name="T10">,</text:span><text:span text:style-name="T10">the</text:span><text:span text:style-name="T10"> </text:span><text:span text:style-name="T10">description</text:span><text:span text:style-name="T10"> </text:span><text:span text:style-name="T10">of</text:span><text:span text:style-name="T10"> </text:span><text:span text:style-name="T10">the</text:span><text:span text:style-name="T10"> </text:span><text:span text:style-name="T10">device</text:span></text:p>
        </text:list-item>
        <text:list-item>
          <text:p text:style-name="P21"><text:tab/><text:span text:style-name="T11">Private</text:span><text:span text:style-name="T11"> </text:span><text:span text:style-name="T11">Device</text:span><text:span text:style-name="T10"> </text:span><text:span text:style-name="T10">or</text:span><text:span text:style-name="T10"> </text:span><text:span text:style-name="T11">PublicDevice</text:span><text:span text:style-name="T10"> </text:span><text:span text:style-name="T10">if</text:span><text:span text:style-name="T10"> </text:span><text:span text:style-name="T10">you</text:span><text:span text:style-name="T10"> </text:span><text:span text:style-name="T10">want</text:span><text:span text:style-name="T10"> </text:span><text:span text:style-name="T10">to</text:span><text:span text:style-name="T10"> </text:span><text:span text:style-name="T10">make</text:span><text:span text:style-name="T10"> </text:span><text:span text:style-name="T10">the</text:span><text:span text:style-name="T10"> </text:span><text:span text:style-name="T10">data</text:span><text:span text:style-name="T10"> </text:span><text:span text:style-name="T10">weather</text:span></text:p>
        </text:list-item>
      </text:list>
      <text:p text:style-name="P3"><text:span text:style-name="T10"><text:s text:c="24"/></text:span><text:span text:style-name="T10">public</text:span><text:span text:style-name="T10"> </text:span><text:span text:style-name="T10">or</text:span><text:span text:style-name="T10"> </text:span><text:span text:style-name="T10">private</text:span><text:span text:style-name="T10"> </text:span><text:span text:style-name="T10">station</text:span><text:span text:style-name="T10">.</text:span></text:p>
      <text:p text:style-name="P6"/>
      <text:p text:style-name="P3"><text:span text:style-name="T10">By</text:span><text:span text:style-name="T10"> </text:span><text:span text:style-name="T10">clicking</text:span><text:span text:style-name="T10"> </text:span><text:span text:style-name="T10">on</text:span><text:span text:style-name="T10"> </text:span><text:span text:style-name="T10">the</text:span><text:span text:style-name="T10"> </text:span><text:span text:style-name="T10">device</text:span><text:span text:style-name="T10"> </text:span><text:span text:style-name="T10">just</text:span><text:span text:style-name="T10"> </text:span><text:span text:style-name="T10">created</text:span><text:span text:style-name="T10">, </text:span><text:span text:style-name="T10">we</text:span><text:span text:style-name="T10"> </text:span><text:span text:style-name="T10">can</text:span><text:span text:style-name="T10"> </text:span><text:span text:style-name="T10">see</text:span><text:span text:style-name="T10"> </text:span><text:span text:style-name="T10">a</text:span><text:span text:style-name="T10"> </text:span><text:span text:style-name="T10">lot</text:span><text:span text:style-name="T10"> </text:span><text:span text:style-name="T10">of</text:span><text:span text:style-name="T10"> </text:span><text:span text:style-name="T10">information</text:span><text:span text:style-name="T10">, </text:span><text:span text:style-name="T10">including</text:span><text:span text:style-name="T10">:</text:span><text:tab/></text:p>
      <text:p text:style-name="P3"/>
      <text:list xml:id="list8790625473504544977" text:style-name="LS6">
        <text:list-item>
          <text:p text:style-name="P22"><text:tab/><text:span text:style-name="T11">PublicID</text:span></text:p>
        </text:list-item>
        <text:list-item>
          <text:p text:style-name="P22"><text:tab/><text:span text:style-name="T11">SecrecyProduct</text:span></text:p>
        </text:list-item>
        <text:list-item>
          <text:p text:style-name="P22"><text:tab/><text:span text:style-name="T11">Serial</text:span><text:span text:style-name="T11"> </text:span><text:span text:style-name="T11">Number</text:span></text:p>
        </text:list-item>
        <text:list-item>
          <text:p text:style-name="P22"><text:soft-page-break/><text:tab/><text:span text:style-name="T11">Activation</text:span><text:span text:style-name="T11"> </text:span><text:span text:style-name="T11">Code</text:span></text:p>
        </text:list-item>
        <text:list-item>
          <text:p text:style-name="P22"><text:tab/><text:span text:style-name="T11">ID</text:span><text:span text:style-name="T11"> </text:span><text:span text:style-name="T11">Feed</text:span></text:p>
        </text:list-item>
        <text:list-item>
          <text:p text:style-name="P22"><text:tab/><text:span text:style-name="T11">Feed</text:span><text:span text:style-name="T11"> </text:span><text:span text:style-name="T11">URL</text:span></text:p>
        </text:list-item>
        <text:list-item>
          <text:p text:style-name="P22"><text:tab/><text:span text:style-name="T11">API</text:span><text:span text:style-name="T11"> </text:span><text:span text:style-name="T11">Endpoint</text:span></text:p>
        </text:list-item>
        <text:list-item>
          <text:p text:style-name="P22"><text:tab/><text:span text:style-name="T11">API</text:span><text:span text:style-name="T11"> </text:span><text:span text:style-name="T11">Keys</text:span></text:p>
        </text:list-item>
      </text:list>
      <text:p text:style-name="P7"/>
      <text:p text:style-name="P3"><text:span text:style-name="T10">The</text:span><text:span text:style-name="T10"> </text:span><text:span text:style-name="T10">information</text:span><text:span text:style-name="T10"> </text:span><text:span text:style-name="T10">needed</text:span><text:span text:style-name="T10"> </text:span><text:span text:style-name="T10">to</text:span><text:span text:style-name="T10"> </text:span><text:span text:style-name="T10">configure</text:span><text:span text:style-name="T10"> </text:span><text:span text:style-name="T10">our</text:span><text:span text:style-name="T10"> </text:span><text:span text:style-name="T10">sketch</text:span><text:span text:style-name="T10"> </text:span><text:span text:style-name="T10">for</text:span><text:span text:style-name="T10"> </text:span><text:span text:style-name="T10">Arduino</text:span><text:span text:style-name="T10"> </text:span><text:span text:style-name="T10">are</text:span><text:span text:style-name="T10"> </text:span><text:span text:style-name="T10">two</text:span><text:span text:style-name="T10">, </text:span><text:span text:style-name="T10">the</text:span><text:span text:style-name="T13"> </text:span><text:span text:style-name="T12">Feed</text:span><text:span text:style-name="T12"> </text:span><text:span text:style-name="T12">ID</text:span><text:span text:style-name="T10"> </text:span><text:span text:style-name="T10">and</text:span><text:span text:style-name="T13"> </text:span><text:span text:style-name="T12">API</text:span><text:span text:style-name="T10">Keys</text:span><text:span text:style-name="T10">,</text:span><text:span text:style-name="T10">serve</text:span><text:span text:style-name="T10"> </text:span><text:span text:style-name="T10">both</text:span><text:span text:style-name="T10"> </text:span><text:span text:style-name="T10">to</text:span><text:span text:style-name="T10"> </text:span><text:span text:style-name="T10">identify</text:span><text:span text:style-name="T10"> </text:span><text:span text:style-name="T10">the</text:span><text:span text:style-name="T10"> </text:span><text:span text:style-name="T10">device</text:span><text:span text:style-name="T10"> </text:span><text:span text:style-name="T10">for</text:span><text:span text:style-name="T10"> </text:span><text:span text:style-name="T10">uploading</text:span><text:span text:style-name="T10">, </text:span><text:span text:style-name="T10">downloading</text:span><text:span text:style-name="T10"> </text:span><text:span text:style-name="T10">and</text:span><text:span text:style-name="T10"> </text:span><text:span text:style-name="T10">displaying</text:span><text:span text:style-name="T10"> </text:span><text:span text:style-name="T10">data</text:span><text:span text:style-name="T10"> </text:span><text:span text:style-name="T10">on</text:span><text:span text:style-name="T10"> </text:span><text:span text:style-name="T10">the</text:span><text:span text:style-name="T10"> </text:span><text:span text:style-name="T10">cloud</text:span><text:span text:style-name="T10">. </text:span><text:span text:style-name="T10">Place</text:span><text:span text:style-name="T10"> </text:span><text:span text:style-name="T10">on</text:span><text:span text:style-name="T10"> </text:span><text:span text:style-name="T10">special</text:span><text:span text:style-name="T10"> </text:span><text:span text:style-name="T10">instructions</text:span><text:span text:style-name="T10"> </text:span><text:span text:style-name="T10">of</text:span><text:span text:style-name="T10"> </text:span><text:span text:style-name="T10">the</text:span><text:span text:style-name="T10"> </text:span><text:span text:style-name="T10">library</text:span><text:span text:style-name="T10"> </text:span><text:span text:style-name="T10">for</text:span><text:span text:style-name="T10"> </text:span><text:span text:style-name="T10">Arduino</text:span><text:span text:style-name="T10"> </text:span><text:span text:style-name="T10">Xively</text:span><text:span text:style-name="T10">, </text:span><text:span text:style-name="T10">in</text:span><text:span text:style-name="T10"> </text:span><text:span text:style-name="T10">the</text:span><text:span text:style-name="T10"> </text:span><text:span text:style-name="T10">sketch</text:span><text:span text:style-name="T10"> </text:span><text:span text:style-name="T10">have</text:span><text:span text:style-name="T10"> </text:span><text:span text:style-name="T10">the</text:span><text:span text:style-name="T10"> </text:span><text:span text:style-name="T10">task</text:span><text:span text:style-name="T10"> </text:span><text:span text:style-name="T10">of</text:span><text:span text:style-name="T10"> </text:span><text:span text:style-name="T10">sharing</text:span><text:span text:style-name="T10"> </text:span><text:span text:style-name="T10">with</text:span><text:span text:style-name="T10"> </text:span><text:span text:style-name="T10">the</text:span><text:span text:style-name="T10"> </text:span><text:span text:style-name="T10">world</text:span><text:span text:style-name="T10"> </text:span><text:span text:style-name="T10">outside</text:span><text:span text:style-name="T10"> </text:span><text:span text:style-name="T10">the</text:span><text:span text:style-name="T10"> </text:span><text:span text:style-name="T10">data</text:span><text:span text:style-name="T10"> </text:span><text:span text:style-name="T10">of</text:span><text:span text:style-name="T10"> </text:span><text:span text:style-name="T10">the</text:span><text:span text:style-name="T10"> </text:span><text:span text:style-name="T10">weather</text:span><text:span text:style-name="T10"> </text:span><text:span text:style-name="T10">station</text:span><text:span text:style-name="T10">. </text:span><text:span text:style-name="T10">The</text:span><text:span text:style-name="T10"> </text:span><text:span text:style-name="T10">procedure</text:span><text:span text:style-name="T10"> </text:span><text:span text:style-name="T10">for</text:span><text:span text:style-name="T10"> </text:span><text:span text:style-name="T10">inclusion</text:span><text:span text:style-name="T10"> </text:span><text:span text:style-name="T10">in</text:span><text:span text:style-name="T10"> </text:span><text:span text:style-name="T10">the</text:span><text:span text:style-name="T10"> </text:span><text:span text:style-name="T10">sketch</text:span><text:span text:style-name="T10"> </text:span><text:span text:style-name="T10">we</text:span><text:span text:style-name="T10"> </text:span><text:span text:style-name="T10">will</text:span><text:span text:style-name="T10"> </text:span><text:span text:style-name="T10">see</text:span><text:span text:style-name="T10"> </text:span><text:span text:style-name="T10">shortly</text:span><text:span text:style-name="T10">. </text:span><text:span text:style-name="T10">The</text:span><text:span text:style-name="T10"> </text:span><text:span text:style-name="T10">data</text:span><text:span text:style-name="T10"> </text:span><text:span text:style-name="T10">on</text:span><text:span text:style-name="T10"> </text:span><text:span text:style-name="T10">your</text:span><text:span text:style-name="T10"> </text:span><text:span text:style-name="T10">account</text:span><text:span text:style-name="T10"> </text:span><text:span text:style-name="T10">Xively</text:span><text:span text:style-name="T10">, </text:span><text:span text:style-name="T10">can</text:span><text:span text:style-name="T10"> </text:span><text:span text:style-name="T10">be</text:span><text:span text:style-name="T10"> </text:span><text:span text:style-name="T10">viewed</text:span><text:span text:style-name="T10"> </text:span><text:span text:style-name="T10">in</text:span><text:span text:style-name="T10"> </text:span><text:span text:style-name="T10">many</text:span><text:span text:style-name="T10"> </text:span><text:span text:style-name="T10">ways</text:span><text:span text:style-name="T10">:</text:span></text:p>
      <text:p text:style-name="P6"/>
      <text:list xml:id="list7137634980159382490" text:style-name="LS7">
        <text:list-item>
          <text:p text:style-name="P23"><text:span text:style-name="T10">through</text:span><text:span text:style-name="T10"> </text:span><text:span text:style-name="T10">the</text:span><text:span text:style-name="T10"> </text:span><text:span text:style-name="T10">direct</text:span><text:span text:style-name="T10"> </text:span><text:span text:style-name="T10">link</text:span><text:span text:style-name="T10"> </text:span><text:span text:style-name="T10">to</text:span><text:span text:style-name="T10"> </text:span><text:span text:style-name="T11">Feed</text:span><text:span text:style-name="T11"> </text:span><text:span text:style-name="T11">ID</text:span><text:span text:style-name="T10"> </text:span><text:span text:style-name="T10">as</text:span><text:span text:style-name="T10"> </text:span><text:span text:style-name="T10">for</text:span><text:span text:style-name="T10"> </text:span><text:span text:style-name="T10">ex</text:span><text:span text:style-name="T10">: </text:span><text:span text:style-name="T11">https</text:span><text:span text:style-name="T11">://</text:span><text:span text:style-name="T11">xively</text:span><text:span text:style-name="T11">.</text:span><text:span text:style-name="T11">com</text:span><text:span text:style-name="T11">/</text:span><text:span text:style-name="T11">feeds</text:span><text:span text:style-name="T11">/1198905638</text:span></text:p>
        </text:list-item>
        <text:list-item>
          <text:p text:style-name="P23">via the app for google chrome <text:span text:style-name="T3">Cosm</text:span><text:span text:style-name="T3"> </text:span><text:span text:style-name="T3">Feed</text:span><text:span text:style-name="T3"> </text:span><text:span text:style-name="T3">Viewer</text:span><text:span text:style-name="T3"> </text:span><text:span text:style-name="T3">Extension</text:span> available at chrome store <text:tab/></text:p>
        </text:list-item>
        <text:list-item>
          <text:p text:style-name="P23">via <text:span text:style-name="T3">Xively</text:span><text:span text:style-name="T3"> </text:span><text:span text:style-name="T3">Feed</text:span><text:span text:style-name="T3"> </text:span><text:span text:style-name="T3">Client</text:span> or <text:span text:style-name="T3">Xively</text:span><text:span text:style-name="T3"> </text:span><text:span text:style-name="T3">Viewer</text:span> for Android</text:p>
        </text:list-item>
        <text:list-item>
          <text:p text:style-name="P23">the wonderful app for Apple iOS IoT Monitor Codenize Software Services <text:tab/>Inc</text:p>
        </text:list-item>
      </text:list>
      <text:p text:style-name="P3"/>
      <text:p text:style-name="P3"><text:span text:style-name="T10">The</text:span><text:span text:style-name="T10"> </text:span><text:span text:style-name="T10">station</text:span><text:span text:style-name="T10"> </text:span><text:span text:style-name="T10">also</text:span><text:span text:style-name="T10"> </text:span><text:span text:style-name="T10">broadcasts</text:span><text:span text:style-name="T10"> </text:span><text:span text:style-name="T10">locally</text:span><text:span text:style-name="T10"> </text:span><text:span text:style-name="T10">via</text:span><text:span text:style-name="T10"> </text:span><text:span text:style-name="T10">a</text:span><text:span text:style-name="T10"> </text:span><text:span text:style-name="T10">simple</text:span><text:span text:style-name="T10"> </text:span><text:span text:style-name="T10">form</text:span><text:span text:style-name="T10"> </text:span><text:span text:style-name="T10">RF</text:span><text:span text:style-name="T10"> 433</text:span><text:span text:style-name="T10">Mhz</text:span><text:span text:style-name="T10">, </text:span><text:span text:style-name="T10">sends</text:span><text:span text:style-name="T10"> </text:span><text:span text:style-name="T10">a</text:span><text:span text:style-name="T10"> </text:span><text:span text:style-name="T10">data</text:span><text:span text:style-name="T10"> </text:span><text:span text:style-name="T10">array</text:span><text:span text:style-name="T10"> </text:span><text:span text:style-name="T10">of</text:span><text:span text:style-name="T10"> 11 </text:span><text:span text:style-name="T10">elements</text:span><text:span text:style-name="T10"> </text:span><text:span text:style-name="T10">that</text:span><text:span text:style-name="T10"> </text:span><text:span text:style-name="T10">contain</text:span><text:span text:style-name="T10"> </text:span><text:span text:style-name="T10">only</text:span><text:span text:style-name="T10"> </text:span><text:span text:style-name="T10">data</text:span><text:span text:style-name="T10"> </text:span><text:span text:style-name="T10">essential</text:span><text:span text:style-name="T10"> </text:span><text:span text:style-name="T10">sensors</text:span><text:span text:style-name="T10">, </text:span><text:span text:style-name="T10">then</text:span><text:span text:style-name="T10"> </text:span><text:span text:style-name="T10">the</text:span><text:span text:style-name="T10"> </text:span><text:span text:style-name="T10">receiver</text:span><text:span text:style-name="T10"> </text:span><text:span text:style-name="T10">to</text:span><text:span text:style-name="T10"> </text:span><text:span text:style-name="T10">have</text:span><text:span text:style-name="T10"> </text:span><text:span text:style-name="T10">the</text:span><text:span text:style-name="T10"> </text:span><text:span text:style-name="T10">rest</text:span><text:span text:style-name="T10"> </text:span><text:span text:style-name="T10">of</text:span><text:span text:style-name="T10"> </text:span><text:span text:style-name="T10">the</text:span><text:span text:style-name="T10"> </text:span><text:span text:style-name="T10">data</text:span><text:span text:style-name="T10">, </text:span><text:span text:style-name="T10">the</text:span><text:span text:style-name="T10"> </text:span><text:span text:style-name="T10">sketch</text:span><text:span text:style-name="T10"> </text:span><text:span text:style-name="T10">of</text:span><text:span text:style-name="T10"> </text:span><text:span text:style-name="T10">the</text:span><text:span text:style-name="T10"> </text:span><text:span text:style-name="T10">second</text:span><text:span text:style-name="T10"> </text:span><text:span text:style-name="T10">Arduino</text:span><text:span text:style-name="T10"> </text:span><text:span text:style-name="T10">must</text:span><text:span text:style-name="T10"> </text:span><text:span text:style-name="T10">implement</text:span><text:span text:style-name="T10"> </text:span><text:span text:style-name="T10">new</text:span><text:span text:style-name="T10"> </text:span><text:span text:style-name="T10">algorithms</text:span><text:span text:style-name="T10"> </text:span><text:span text:style-name="T10">necessary</text:span><text:span text:style-name="T10">. </text:span><text:span text:style-name="T10">If</text:span><text:span text:style-name="T10"> </text:span><text:span text:style-name="T10">you</text:span><text:span text:style-name="T10"> </text:span><text:span text:style-name="T10">want</text:span><text:span text:style-name="T10"> </text:span><text:span text:style-name="T10">to</text:span><text:span text:style-name="T10"> </text:span><text:span text:style-name="T10">read</text:span><text:span text:style-name="T10"> </text:span><text:span text:style-name="T10">the</text:span><text:span text:style-name="T10"> </text:span><text:span text:style-name="T10">data</text:span><text:span text:style-name="T10"> </text:span><text:span text:style-name="T10">transmitted</text:span><text:span text:style-name="T10"> </text:span><text:span text:style-name="T10">via</text:span><text:span text:style-name="T10"> </text:span><text:span text:style-name="T10">RF</text:span><text:span text:style-name="T10"> </text:span><text:span text:style-name="T10">module</text:span><text:span text:style-name="T10">, </text:span><text:span text:style-name="T10">we</text:span><text:span text:style-name="T10"> </text:span><text:span text:style-name="T10">have</text:span><text:span text:style-name="T10"> </text:span><text:span text:style-name="T10">to</text:span><text:span text:style-name="T10"> </text:span><text:span text:style-name="T10">have</text:span><text:span text:style-name="T10"> </text:span><text:span text:style-name="T10">these</text:span><text:span text:style-name="T10"> </text:span><text:span text:style-name="T10">materials</text:span><text:span text:style-name="T10">:</text:span></text:p>
      <text:p text:style-name="P3"><text:tab/></text:p>
      <text:list xml:id="list198381258513393868" text:style-name="LS8">
        <text:list-item>
          <text:p text:style-name="P24">Mega Freeduino 2560<text:tab/></text:p>
        </text:list-item>
        <text:list-item>
          <text:p text:style-name="P24">XD RF-RF-receiver 433Mhz 5V 5V antenna (ANT) external welded 17.3cm</text:p>
        </text:list-item>
        <text:list-item>
          <text:p text:style-name="P24">TFT LCD display 3.2 "with touch panel and SD readercard</text:p>
        </text:list-item>
        <text:list-item>
          <text:p text:style-name="P24">Cablesdupont</text:p>
        </text:list-item>
      </text:list>
      <text:p text:style-name="P3"/>
      <text:p text:style-name="P3"><text:span text:style-name="T10">The</text:span><text:span text:style-name="T10"> </text:span><text:span text:style-name="T10">transmission</text:span><text:span text:style-name="T10"> </text:span><text:span text:style-name="T10">of</text:span><text:span text:style-name="T10"> </text:span><text:span text:style-name="T11">RF</text:span><text:span text:style-name="T11"> </text:span><text:span text:style-name="T11">data</text:span><text:span text:style-name="T11"> </text:span><text:span text:style-name="T11">array</text:span><text:span text:style-name="T10"> </text:span><text:span text:style-name="T10">and</text:span><text:span text:style-name="T10"> </text:span><text:span text:style-name="T10">consists</text:span><text:span text:style-name="T10"> </text:span><text:span text:style-name="T10">of</text:span><text:span text:style-name="T10"> </text:span><text:span text:style-name="T10">the</text:span><text:span text:style-name="T10"> </text:span><text:span text:style-name="T10">information</text:span><text:span text:style-name="T10"> </text:span><text:span text:style-name="T10">set</text:span><text:span text:style-name="T10">:</text:span></text:p>
      <text:p text:style-name="P1"/>
      <text:list xml:id="list8123870775858420161" text:style-name="LS9">
        <text:list-item>
          <text:p text:style-name="P25"><text:span text:style-name="T10">Hour</text:span><text:tab/></text:p>
        </text:list-item>
        <text:list-item>
          <text:p text:style-name="P27">Minute</text:p>
        </text:list-item>
        <text:list-item>
          <text:p text:style-name="P27">Second</text:p>
        </text:list-item>
        <text:list-item>
          <text:p text:style-name="P27">Day</text:p>
        </text:list-item>
        <text:list-item>
          <text:p text:style-name="P27">Month</text:p>
        </text:list-item>
        <text:list-item>
          <text:p text:style-name="P27">Year</text:p>
        </text:list-item>
        <text:list-item>
          <text:p text:style-name="P27">Humidity</text:p>
        </text:list-item>
        <text:list-item>
          <text:p text:style-name="P25"><text:span text:style-name="T10">Temperature</text:span><text:span text:style-name="T10"> </text:span><text:span text:style-name="T10">in</text:span><text:span text:style-name="T10"> </text:span><text:span text:style-name="T10">Celsius</text:span><text:span text:style-name="T10"> </text:span><text:span text:style-name="T8">(° </text:span><text:span text:style-name="T8">C</text:span><text:span text:style-name="T8">)</text:span></text:p>
        </text:list-item>
        <text:list-item>
          <text:p text:style-name="P25">Pressure in Mbar</text:p>
        </text:list-item>
        <text:list-item>
          <text:p text:style-name="P25">Intensity of Light (transformed into <text:span text:style-name="T3">milliphot</text:span> for transmission)</text:p>
        </text:list-item>
        <text:list-item>
          <text:p text:style-name="P25">UV Index</text:p>
        </text:list-item>
      </text:list>
      <text:p text:style-name="P1"/>
      <text:p text:style-name="P3">The sketch to upload to the Arduino according to the project of the "Receiver" you can find it along with the project of the weather station.</text:p>
      <text:p text:style-name="P3"><text:soft-page-break/></text:p>
      <text:p text:style-name="P3"><text:span text:style-name="T15">We</text:span><text:span text:style-name="T15"> </text:span><text:span text:style-name="T15">begin</text:span><text:span text:style-name="T15"> </text:span><text:span text:style-name="T15">to</text:span><text:span text:style-name="T15"> </text:span><text:span text:style-name="T15">configure</text:span><text:span text:style-name="T15"> </text:span><text:span text:style-name="T15">our</text:span><text:span text:style-name="T15"> </text:span><text:span text:style-name="T15">sketch</text:span><text:span text:style-name="T16"> </text:span><text:span text:style-name="T17">ArduXWeatherStation</text:span><text:span text:style-name="T17">.</text:span><text:span text:style-name="T17">ino</text:span><text:span text:style-name="T17">,</text:span><text:span text:style-name="T15"> </text:span><text:span text:style-name="T15">the</text:span><text:span text:style-name="T15"> </text:span><text:span text:style-name="T15">lines</text:span><text:span text:style-name="T15"> </text:span><text:span text:style-name="T15">of</text:span><text:span text:style-name="T15"> </text:span><text:span text:style-name="T15">instructions</text:span><text:span text:style-name="T15"> </text:span><text:span text:style-name="T15">to</text:span><text:span text:style-name="T15"> </text:span><text:span text:style-name="T15">customize</text:span><text:span text:style-name="T15"> </text:span><text:span text:style-name="T15">our</text:span><text:span text:style-name="T15"> </text:span><text:span text:style-name="T15">weather</text:span><text:span text:style-name="T15"> </text:span><text:span text:style-name="T15">station</text:span><text:span text:style-name="T15"> </text:span><text:span text:style-name="T15">are</text:span><text:span text:style-name="T15"> </text:span><text:span text:style-name="T15">as</text:span><text:span text:style-name="T15"> </text:span><text:span text:style-name="T15">follows</text:span><text:span text:style-name="T15">:</text:span></text:p>
      <text:p text:style-name="P8"/>
      <text:p text:style-name="P1"><text:span text:style-name="T15">...</text:span><text:span text:style-name="T18">...</text:span></text:p>
      <text:p text:style-name="P8">....</text:p>
      <text:p text:style-name="P1"><text:span text:style-name="T19">// </text:span><text:span text:style-name="T19">Your</text:span><text:span text:style-name="T19"> </text:span><text:span text:style-name="T19">Xively</text:span><text:span text:style-name="T19"> </text:span><text:span text:style-name="T19">key</text:span><text:span text:style-name="T19"> </text:span><text:span text:style-name="T19">to</text:span><text:span text:style-name="T19"> </text:span><text:span text:style-name="T19">let</text:span><text:span text:style-name="T19"> </text:span><text:span text:style-name="T19">you</text:span><text:span text:style-name="T19"> </text:span><text:span text:style-name="T19">upload</text:span><text:span text:style-name="T19"> </text:span><text:span text:style-name="T19">date</text:span></text:p>
      <text:p text:style-name="P1"><text:span text:style-name="T19">// </text:span><text:span text:style-name="T19">IMPORTANT</text:span><text:span text:style-name="T19"> !! </text:span><text:span text:style-name="T19">Insert</text:span><text:span text:style-name="T19"> </text:span><text:span text:style-name="T19">your</text:span><text:span text:style-name="T19"> </text:span><text:span text:style-name="T19">XIVELY</text:span><text:span text:style-name="T19"> </text:span><text:span text:style-name="T19">ID</text:span><text:span text:style-name="T19"> </text:span><text:span text:style-name="T19">KEY</text:span><text:span text:style-name="T19"> </text:span><text:span text:style-name="T19">in</text:span><text:span text:style-name="T19"> </text:span><text:span text:style-name="T19">the</text:span><text:span text:style-name="T19"> </text:span><text:span text:style-name="T19">variable</text:span><text:span text:style-name="T19"> </text:span><text:span text:style-name="T19">char</text:span><text:span text:style-name="T19"> </text:span><text:span text:style-name="T19">below</text:span></text:p>
      <text:p text:style-name="P1"><text:span text:style-name="T19">// </text:span><text:span text:style-name="T19">IMPORTANT</text:span><text:span text:style-name="T19"> !! </text:span><text:span text:style-name="T19">Insert</text:span><text:span text:style-name="T19"> </text:span><text:span text:style-name="T19">your</text:span><text:span text:style-name="T19"> </text:span><text:span text:style-name="T19">XIVELY</text:span><text:span text:style-name="T19"> </text:span><text:span text:style-name="T19">FEED</text:span><text:span text:style-name="T19"> </text:span><text:span text:style-name="T19">ID</text:span><text:span text:style-name="T19"> </text:span><text:span text:style-name="T19">in</text:span><text:span text:style-name="T19"> </text:span><text:span text:style-name="T19">the</text:span><text:span text:style-name="T19"> </text:span><text:span text:style-name="T19">fuction</text:span><text:span text:style-name="T19"> </text:span><text:span text:style-name="T19">below</text:span></text:p>
      <text:p text:style-name="P1"><text:span text:style-name="T20">#</text:span><text:span text:style-name="T20">define</text:span><text:span text:style-name="T20"> </text:span><text:span text:style-name="T20">apikey</text:span><text:span text:style-name="T20"> "- </text:span><text:span text:style-name="T20">Your</text:span><text:span text:style-name="T20"> </text:span><text:span text:style-name="T20">Xively</text:span><text:span text:style-name="T20"> </text:span><text:span text:style-name="T20">key</text:span><text:span text:style-name="T20"> -" // </text:span><text:span text:style-name="T20">replace</text:span><text:span text:style-name="T20"> </text:span><text:span text:style-name="T20">your</text:span><text:span text:style-name="T20"> </text:span><text:span text:style-name="T20">xively</text:span><text:span text:style-name="T20"> </text:span><text:span text:style-name="T20">api</text:span><text:span text:style-name="T20"> </text:span><text:span text:style-name="T20">key</text:span><text:span text:style-name="T20"> </text:span><text:span text:style-name="T20">here</text:span></text:p>
      <text:p text:style-name="P1">....</text:p>
      <text:p text:style-name="P1">...<text:span text:style-name="T19">.....</text:span></text:p>
      <text:p text:style-name="P9"/>
      <text:p text:style-name="P3"><text:span text:style-name="T15">With</text:span><text:span text:style-name="T15"> </text:span><text:span text:style-name="T15">this</text:span><text:span text:style-name="T15"> </text:span><text:span text:style-name="T15">row</text:span><text:span text:style-name="T15"> </text:span><text:span text:style-name="T15">insert</text:span><text:span text:style-name="T15"> </text:span><text:span text:style-name="T15">the</text:span><text:span text:style-name="T15"> </text:span><text:span text:style-name="T4">API</text:span><text:span text:style-name="T4"> </text:span><text:span text:style-name="T4">Key</text:span><text:span text:style-name="T15"> </text:span><text:span text:style-name="T15">custom</text:span><text:span text:style-name="T15"> </text:span><text:span text:style-name="T15">Xively</text:span><text:span text:style-name="T15"> </text:span><text:span text:style-name="T15">our</text:span><text:span text:style-name="T15"> </text:span><text:span text:style-name="T15">account</text:span><text:span text:style-name="T15">, </text:span><text:span text:style-name="T15">we</text:span><text:span text:style-name="T15"> </text:span><text:span text:style-name="T15">write</text:span><text:span text:style-name="T15"> </text:span><text:span text:style-name="T15">the</text:span><text:span text:style-name="T15"> </text:span><text:span text:style-name="T15">key</text:span><text:span text:style-name="T15"> </text:span><text:span text:style-name="T15">alphanumeric</text:span><text:span text:style-name="T15"> </text:span><text:span text:style-name="T15">assigned</text:span><text:span text:style-name="T15"> </text:span><text:span text:style-name="T15">to</text:span><text:span text:style-name="T15"> </text:span><text:span text:style-name="T15">us</text:span><text:span text:style-name="T15"> </text:span><text:span text:style-name="T15">by</text:span><text:span text:style-name="T15"> </text:span><text:span text:style-name="T15">creating</text:span><text:span text:style-name="T15"> </text:span><text:span text:style-name="T15">the</text:span><text:span text:style-name="T15"> </text:span><text:span text:style-name="T15">device</text:span><text:span text:style-name="T15">.</text:span></text:p>
      <text:p text:style-name="P8"/>
      <text:p text:style-name="P1">.......<text:span text:style-name="T21">..</text:span></text:p>
      <text:p text:style-name="P10"/>
      <text:p text:style-name="P1"><text:span text:style-name="T20">#</text:span><text:span text:style-name="T20">define</text:span><text:span text:style-name="T20"> </text:span><text:span text:style-name="T20">FEEDID</text:span><text:span text:style-name="T20"> 0000000000 // </text:span><text:span text:style-name="T20">replace</text:span><text:span text:style-name="T20"> </text:span><text:span text:style-name="T20">your</text:span><text:span text:style-name="T20"> </text:span><text:span text:style-name="T20">feed</text:span><text:span text:style-name="T20"> </text:span><text:span text:style-name="T20">ID</text:span></text:p>
      <text:p text:style-name="P1">...<text:span text:style-name="T19">..</text:span></text:p>
      <text:p text:style-name="P9"/>
      <text:p text:style-name="P3">In this statement we have to put our <text:span text:style-name="T23">FEEDID</text:span><text:span text:style-name="T23">.</text:span> device <text:s/>Remember that both statements are assigned and can be with drawn from Xively when you create the device weather.</text:p>
      <text:p text:style-name="P3"/>
      <text:p text:style-name="P1">......<text:span text:style-name="T21">..</text:span></text:p>
      <text:p text:style-name="P10">....</text:p>
      <text:p text:style-name="P10">..</text:p>
      <text:p text:style-name="P1"><text:span text:style-name="T22">String</text:span><text:span text:style-name="T22"> </text:span><text:span text:style-name="T22">TIMEZONE</text:span><text:span text:style-name="T22"> = "+0"; // </text:span><text:span text:style-name="T22">Replace</text:span><text:span text:style-name="T22"> </text:span><text:span text:style-name="T22">your</text:span><text:span text:style-name="T22"> </text:span><text:span text:style-name="T22">time</text:span><text:span text:style-name="T22"> </text:span><text:span text:style-name="T22">zone</text:span></text:p>
      <text:p text:style-name="P1">......<text:span text:style-name="T21">..</text:span></text:p>
      <text:p text:style-name="P10"/>
      <text:p text:style-name="P10"/>
      <text:p text:style-name="P3">Another education is to customize the <text:span text:style-name="T4">Time</text:span><text:span text:style-name="T4"> </text:span><text:span text:style-name="T3">Zone</text:span><text:span text:style-name="T3">.</text:span><text:span text:style-name="T3">Time</text:span><text:span text:style-name="T3"> </text:span><text:span text:style-name="T3">is</text:span><text:span text:style-name="T3"> </text:span><text:span text:style-name="T3">displayed</text:span><text:span text:style-name="T3"> </text:span><text:span text:style-name="T3">in</text:span><text:span text:style-name="T3"> </text:span><text:span text:style-name="T3">a</text:span><text:span text:style-name="T3"> </text:span><text:span text:style-name="T3">world</text:span><text:span text:style-name="T3"> </text:span><text:span text:style-name="T3">standard</text:span><text:span text:style-name="T3">, </text:span><text:span text:style-name="T3">and</text:span><text:span text:style-name="T3"> </text:span><text:span text:style-name="T3">that</text:span><text:span text:style-name="T3"> </text:span><text:span text:style-name="T3">is</text:span><text:span text:style-name="T3"> </text:span><text:span text:style-name="T3">in</text:span><text:span text:style-name="T3"> </text:span><text:span text:style-name="T3">UTC</text:span><text:span text:style-name="T3"> (</text:span><text:span text:style-name="T3">Coordinated</text:span><text:span text:style-name="T3"> </text:span><text:span text:style-name="T3">Universal</text:span><text:span text:style-name="T3"> </text:span><text:span text:style-name="T3">Time</text:span><text:span text:style-name="T3">). </text:span><text:span text:style-name="T3">Adding</text:span><text:span text:style-name="T3"> </text:span><text:span text:style-name="T3">or</text:span><text:span text:style-name="T3"> </text:span><text:span text:style-name="T3">subtracting</text:span><text:span text:style-name="T3"> </text:span><text:span text:style-name="T3">the</text:span><text:span text:style-name="T3"> </text:span><text:span text:style-name="T3">time</text:span><text:span text:style-name="T3"> </text:span><text:span text:style-name="T3">zone</text:span><text:span text:style-name="T3"> </text:span><text:span text:style-name="T3">to</text:span><text:span text:style-name="T3"> </text:span><text:span text:style-name="T3">UTC</text:span><text:span text:style-name="T3"> </text:span><text:span text:style-name="T3">time</text:span><text:span text:style-name="T3">, </text:span><text:span text:style-name="T3">it</text:span><text:span text:style-name="T3"> </text:span><text:span text:style-name="T3">has</text:span><text:span text:style-name="T3"> </text:span><text:span text:style-name="T3">i</text:span><text:span text:style-name="T3">'</text:span><text:span text:style-name="T3">orario</text:span><text:span text:style-name="T3"> </text:span><text:span text:style-name="T3">for</text:span><text:span text:style-name="T3"> </text:span><text:span text:style-name="T3">our</text:span><text:span text:style-name="T3"> </text:span><text:span text:style-name="T3">time</text:span><text:span text:style-name="T3"> </text:span><text:span text:style-name="T3">zone</text:span><text:span text:style-name="T3"> (</text:span><text:span text:style-name="T3">in</text:span><text:span text:style-name="T3"> </text:span><text:span text:style-name="T3">Italy</text:span><text:span text:style-name="T3"> </text:span><text:span text:style-name="T3">we</text:span><text:span text:style-name="T3"> </text:span><text:span text:style-name="T3">DST</text:span><text:span text:style-name="T3"> </text:span><text:span text:style-name="T3">UTC</text:span><text:span text:style-name="T3"> +1 </text:span><text:span text:style-name="T3">winter</text:span><text:span text:style-name="T3">, </text:span><text:span text:style-name="T3">because</text:span><text:span text:style-name="T3"> </text:span><text:span text:style-name="T3">in</text:span><text:span text:style-name="T3"> </text:span><text:span text:style-name="T3">the</text:span><text:span text:style-name="T3"> </text:span><text:span text:style-name="T3">summer</text:span><text:span text:style-name="T3"> </text:span><text:span text:style-name="T3">months</text:span><text:span text:style-name="T3"> </text:span><text:span text:style-name="T3">use</text:span><text:span text:style-name="T3"> </text:span><text:span text:style-name="T3">Daylight</text:span><text:span text:style-name="T3"> </text:span><text:span text:style-name="T3">Savings</text:span><text:span text:style-name="T3"> </text:span><text:span text:style-name="T3">Time</text:span><text:span text:style-name="T3">, </text:span><text:span text:style-name="T3">ie</text:span><text:span text:style-name="T3"> </text:span><text:span text:style-name="T3">UTC</text:span><text:span text:style-name="T3"> +2) . </text:span><text:span text:style-name="T3">However</text:span><text:span text:style-name="T3">, </text:span><text:span text:style-name="T3">the</text:span><text:span text:style-name="T3"> </text:span><text:span text:style-name="T3">Time</text:span><text:span text:style-name="T3"> </text:span><text:span text:style-name="T3">Zone</text:span><text:span text:style-name="T3"> </text:span><text:span text:style-name="T3">does</text:span><text:span text:style-name="T3"> </text:span><text:span text:style-name="T3">not</text:span><text:span text:style-name="T3"> </text:span><text:span text:style-name="T3">fall</text:span><text:span text:style-name="T3"> </text:span><text:span text:style-name="T3">under</text:span><text:span text:style-name="T3"> </text:span><text:span text:style-name="T3">any</text:span><text:span text:style-name="T3"> </text:span><text:span text:style-name="T3">calculation</text:span><text:span text:style-name="T3">, </text:span><text:span text:style-name="T3">as</text:span><text:span text:style-name="T3"> </text:span><text:span text:style-name="T3">the</text:span><text:span text:style-name="T3"> </text:span><text:span text:style-name="T3">weather</text:span><text:span text:style-name="T3"> </text:span><text:span text:style-name="T3">station</text:span><text:span text:style-name="T3"> </text:span><text:span text:style-name="T3">uses</text:span><text:span text:style-name="T3"> </text:span><text:span text:style-name="T3">the</text:span><text:span text:style-name="T3"> </text:span><text:span text:style-name="T3">UTC</text:span><text:span text:style-name="T3">, </text:span><text:span text:style-name="T3">is</text:span><text:span text:style-name="T3"> </text:span><text:span text:style-name="T3">only</text:span><text:span text:style-name="T3"> </text:span><text:span text:style-name="T3">used</text:span><text:span text:style-name="T3"> </text:span><text:span text:style-name="T3">to</text:span><text:span text:style-name="T3"> </text:span><text:span text:style-name="T3">display</text:span><text:span text:style-name="T3"> </text:span><text:span text:style-name="T3">our</text:span><text:span text:style-name="T3"> </text:span><text:span text:style-name="T3">time</text:span><text:span text:style-name="T3"> </text:span>zone.</text:p>
      <text:p text:style-name="P1"/>
      <text:p text:style-name="P10">....</text:p>
      <text:p text:style-name="P1">...</text:p>
      <text:p text:style-name="P1"><text:span text:style-name="T21">/ * ******** </text:span><text:span text:style-name="T21">NTP</text:span><text:span text:style-name="T21"> </text:span><text:span text:style-name="T21">Server</text:span><text:span text:style-name="T21"> </text:span><text:span text:style-name="T21">Settings</text:span><text:span text:style-name="T21"> ** ******</text:span></text:p>
      <text:p text:style-name="P1"><text:span text:style-name="T21">it</text:span><text:span text:style-name="T21">.</text:span><text:span text:style-name="T21">pool</text:span><text:span text:style-name="T21">.</text:span><text:span text:style-name="T21">ntp</text:span><text:span text:style-name="T21">.</text:span><text:span text:style-name="T21">org</text:span><text:span text:style-name="T21"> </text:span><text:span text:style-name="T21">NTP</text:span><text:span text:style-name="T21"> </text:span><text:span text:style-name="T21">server</text:span></text:p>
      <text:p text:style-name="P1"><text:span text:style-name="T21">(</text:span><text:span text:style-name="T21">Set</text:span><text:span text:style-name="T21"> </text:span><text:span text:style-name="T21">to</text:span><text:span text:style-name="T21"> </text:span><text:span text:style-name="T21">your</text:span><text:span text:style-name="T21"> </text:span><text:span text:style-name="T21">time</text:span><text:span text:style-name="T21"> </text:span><text:span text:style-name="T21">server</text:span><text:span text:style-name="T21"> </text:span><text:span text:style-name="T21">of</text:span><text:span text:style-name="T21"> </text:span><text:span text:style-name="T21">choice</text:span><text:span text:style-name="T21">)</text:span></text:p>
      <text:p text:style-name="P1"><text:span text:style-name="T21">* </text:span><text:span text:style-name="T21">Last</text:span><text:span text:style-name="T21"> </text:span><text:span text:style-name="T21">Updated</text:span><text:span text:style-name="T21"> - </text:span><text:span text:style-name="T21">March</text:span><text:span text:style-name="T21"> 21, 2012</text:span></text:p>
      <text:p text:style-name="P1"><text:span text:style-name="T21">* </text:span><text:span text:style-name="T21">Open</text:span><text:span text:style-name="T21"> </text:span><text:span text:style-name="T21">Ocean</text:span><text:span text:style-name="T21"> </text:span><text:span text:style-name="T21">Reef</text:span><text:span text:style-name="T21"> </text:span><text:span text:style-name="T21">Controller</text:span><text:span text:style-name="T21"> </text:span><text:span text:style-name="T21">by</text:span><text:span text:style-name="T21"> </text:span><text:span text:style-name="T21">Brandon</text:span><text:span text:style-name="T21"> </text:span><text:span text:style-name="T21">Bearden</text:span></text:p>
      <text:p text:style-name="P10">* /</text:p>
      <text:p text:style-name="P1"><text:span text:style-name="T21">IPAddress</text:span><text:span text:style-name="T21"> </text:span><text:span text:style-name="T21">time</text:span><text:span text:style-name="T21"> </text:span><text:span text:style-name="T21">server</text:span><text:span text:style-name="T22">(192,43, 244 ,</text:span><text:span text:style-name="T21">18); <text:tab/>// </text:span><text:span text:style-name="T21">time</text:span><text:span text:style-name="T21">.</text:span><text:span text:style-name="T21">nist</text:span><text:span text:style-name="T21">.</text:span><text:span text:style-name="T21">gov</text:span><text:span text:style-name="T21"> </text:span><text:span text:style-name="T21">NTP</text:span><text:span text:style-name="T21"> </text:span><text:span text:style-name="T21">server</text:span><text:span text:style-name="T21"> (</text:span><text:span text:style-name="T21">fallback</text:span><text:span text:style-name="T21">)</text:span></text:p>
      <text:p text:style-name="P1"><text:soft-page-break/>....</text:p>
      <text:p text:style-name="P1">...<text:span text:style-name="T21">....</text:span></text:p>
      <text:p text:style-name="P10">...</text:p>
      <text:p text:style-name="P1"><text:span text:style-name="T21">// </text:span><text:span text:style-name="T21">Use</text:span><text:span text:style-name="T21"> </text:span><text:span text:style-name="T21">random</text:span><text:span text:style-name="T21"> </text:span><text:span text:style-name="T21">DNS</text:span><text:span text:style-name="T21"> </text:span><text:span text:style-name="T21">servers</text:span><text:span text:style-name="T21"> </text:span><text:span text:style-name="T21">through</text:span></text:p>
      <text:p text:style-name="P1"><text:span text:style-name="T21">const</text:span><text:span text:style-name="T21"> </text:span><text:span text:style-name="T21">char</text:span><text:span text:style-name="T21"> * </text:span><text:span text:style-name="T21">host</text:span><text:span text:style-name="T21"> = </text:span><text:span text:style-name="T22">"</text:span><text:span text:style-name="T22">pool</text:span><text:span text:style-name="T22">.</text:span><text:span text:style-name="T22">ntp</text:span><text:span text:style-name="T22">.</text:span><text:span text:style-name="T22">org</text:span><text:span text:style-name="T22">";</text:span></text:p>
      <text:p text:style-name="P1">...<text:span text:style-name="T21">... ..</text:span></text:p>
      <text:p text:style-name="P1">...</text:p>
      <text:p text:style-name="P1"/>
      <text:p text:style-name="P3">Possible but not necessary unless you have problems, replace the address <text:span text:style-name="T23">IP</text:span><text:span text:style-name="T23"> </text:span><text:span text:style-name="T23">of</text:span><text:span text:style-name="T23"> </text:span><text:span text:style-name="T23">the</text:span><text:span text:style-name="T23"> </text:span><text:span text:style-name="T23">NTP</text:span><text:span text:style-name="T23"> </text:span><text:span text:style-name="T23">server</text:span><text:span text:style-name="T23"> (</text:span><text:span text:style-name="T23">fallback</text:span><text:span text:style-name="T23">)</text:span> and the name <text:span text:style-name="T23">DNS</text:span><text:span text:style-name="T23"> </text:span><text:span text:style-name="T23">of</text:span><text:span text:style-name="T23"> </text:span><text:span text:style-name="T23">the</text:span><text:span text:style-name="T23"> </text:span><text:span text:style-name="T23">NTP</text:span><text:span text:style-name="T23"> </text:span>server, with those of your liking.</text:p>
      <text:p text:style-name="P1"/>
      <text:p text:style-name="P1">...<text:span text:style-name="T21">...</text:span></text:p>
      <text:p text:style-name="P10">.. .</text:p>
      <text:p text:style-name="P1"><text:span text:style-name="T21">// </text:span><text:span text:style-name="T21">Your</text:span><text:span text:style-name="T21"> </text:span><text:span text:style-name="T21">altitude</text:span><text:span text:style-name="T21"> </text:span><text:span text:style-name="T21">in</text:span><text:span text:style-name="T21"> </text:span><text:span text:style-name="T21">meters</text:span><text:span text:style-name="T21"> </text:span><text:span text:style-name="T21">where</text:span><text:span text:style-name="T21"> </text:span><text:span text:style-name="T21">is</text:span><text:span text:style-name="T21"> </text:span><text:span text:style-name="T21">located</text:span><text:span text:style-name="T21"> </text:span><text:span text:style-name="T21">your</text:span><text:span text:style-name="T21"> </text:span><text:span text:style-name="T21">own</text:span><text:span text:style-name="T21"> </text:span><text:span text:style-name="T21">weather</text:span><text:span text:style-name="T21"> </text:span><text:span text:style-name="T21">station</text:span></text:p>
      <text:p text:style-name="P1"><text:span text:style-name="T21">// </text:span><text:span text:style-name="T21">IMPORTANT</text:span><text:span text:style-name="T21"> !! </text:span><text:span text:style-name="T21">Insert</text:span><text:span text:style-name="T21"> </text:span><text:span text:style-name="T21">your</text:span><text:span text:style-name="T21"> </text:span><text:span text:style-name="T21">geographical</text:span><text:span text:style-name="T21"> </text:span><text:span text:style-name="T21">altitude</text:span><text:span text:style-name="T21"> </text:span><text:span text:style-name="T21">weather</text:span><text:span text:style-name="T21"> </text:span><text:span text:style-name="T21">station</text:span><text:span text:style-name="T21"> </text:span><text:span text:style-name="T21">in</text:span><text:span text:style-name="T21"> </text:span><text:span text:style-name="T21">meters</text:span><text:span text:style-name="T21"> </text:span><text:span text:style-name="T21">for</text:span><text:span text:style-name="T21"> </text:span><text:span text:style-name="T21">setting</text:span><text:span text:style-name="T21"> </text:span><text:span text:style-name="T21">BMP</text:span><text:span text:style-name="T21">085</text:span></text:p>
      <text:p text:style-name="P1"><text:span text:style-name="T21">// </text:span><text:span text:style-name="T21">IMPORTANT</text:span><text:span text:style-name="T21"> !! </text:span><text:span text:style-name="T21">To</text:span><text:span text:style-name="T21"> </text:span><text:span text:style-name="T21">get</text:span><text:span text:style-name="T21"> </text:span><text:span text:style-name="T21">correct</text:span><text:span text:style-name="T21"> </text:span><text:span text:style-name="T21">values</text:span><text:span text:style-name="T21"> ​​</text:span><text:span text:style-name="T21">you</text:span><text:span text:style-name="T21"> </text:span><text:span text:style-name="T21">MUST</text:span><text:span text:style-name="T21"> </text:span><text:span text:style-name="T21">CHANGE</text:span><text:span text:style-name="T21"> </text:span><text:span text:style-name="T21">init</text:span><text:span text:style-name="T21"> () </text:span><text:span text:style-name="T21">parameters</text:span><text:span text:style-name="T21">,</text:span><text:span text:style-name="T21">in</text:span></text:p>
      <text:p text:style-name="P1"><text:span text:style-name="T21">for</text:span><text:span text:style-name="T21"> </text:span><text:span text:style-name="T21">example</text:span><text:span text:style-name="T21">// </text:span><text:span text:style-name="T21">insert</text:span><text:span text:style-name="T21"> 364</text:span><text:span text:style-name="T21">m</text:span><text:span text:style-name="T21"> (</text:span><text:span text:style-name="T21">Locate</text:span><text:span text:style-name="T21"> </text:span><text:span text:style-name="T21">in</text:span><text:span text:style-name="T21"> </text:span><text:span text:style-name="T21">Fabro</text:span><text:span text:style-name="T21"> (</text:span><text:span text:style-name="T21">TR</text:span><text:span text:style-name="T21">) </text:span><text:span text:style-name="T21">ITALY</text:span><text:span text:style-name="T21">) </text:span><text:span text:style-name="T21">based</text:span><text:span text:style-name="T21"> </text:span><text:span text:style-name="T21">on</text:span><text:span text:style-name="T21"> </text:span><text:span text:style-name="T21">GPS</text:span><text:span text:style-name="T21"> </text:span><text:span text:style-name="T21">data</text:span><text:span text:style-name="T21"> </text:span><text:span text:style-name="T21">for</text:span><text:span text:style-name="T21"> </text:span><text:span text:style-name="T21">my</text:span><text:span text:style-name="T21"> </text:span><text:span text:style-name="T21">location</text:span><text:span text:style-name="T21">.</text:span></text:p>
      <text:p text:style-name="P1"><text:span text:style-name="T21">// </text:span><text:span text:style-name="T21">Long</text:span><text:span text:style-name="T21"> </text:span><text:span text:style-name="T21">ALTITUDE</text:span><text:span text:style-name="T21"> = 364</text:span></text:p>
      <text:p text:style-name="P1"><text:span text:style-name="T22">long</text:span><text:span text:style-name="T22"> </text:span><text:span text:style-name="T22">ALTITUDE</text:span><text:span text:style-name="T22">= 364; // </text:span><text:span text:style-name="T22">Replace</text:span><text:span text:style-name="T22"> </text:span><text:span text:style-name="T22">your</text:span><text:span text:style-name="T22"> </text:span><text:span text:style-name="T22">altitude</text:span><text:span text:style-name="T22"> </text:span><text:span text:style-name="T22">in</text:span><text:span text:style-name="T22"> </text:span><text:span text:style-name="T22">meters</text:span></text:p>
      <text:p text:style-name="P1">....</text:p>
      <text:p text:style-name="P9"/>
      <text:p text:style-name="P3">Located in <text:span text:style-name="T3">Setup</text:span>(), with the line above initializes the pressure sensor BMP085 with the geographical height in <text:span text:style-name="T3">meters</text:span><text:span text:style-name="T3"> (</text:span><text:span text:style-name="T3">M</text:span><text:span text:style-name="T3">)</text:span> of our weather station, which is essential to have an optimal measurement of the atmospheric pressure in <text:span text:style-name="T3">millibars</text:span><text:span text:style-name="T3">.</text:span></text:p>
      <text:p text:style-name="P3">He concluded these changes to the sketch, we can compile and load sull'Arduino Mega 2560.</text:p>
      <text:p text:style-name="P3">To connect to the hardware level sensors and ethernet shield, refer to the file <text:span text:style-name="T5">ArduXWeatherStation</text:span><text:span text:style-name="T5">.</text:span><text:span text:style-name="T5">pdf</text:span><text:span text:style-name="T5"> </text:span>or the project file Fritzing <text:span text:style-name="T5">ArduXWeatherStation</text:span><text:span text:style-name="T5">.</text:span><text:span text:style-name="T5">fzz</text:span><text:span text:style-name="T5">.</text:span></text:p>
      <text:p text:style-name="P11"/>
      <text:p text:style-name="P3">On the meteorological station, we will find our account Xively, as well as the reading of the sensors and the calculations of the various algorithms bioclimatic, a field named<text:a xlink:type="simple" xlink:href="https://xively.com/develop/W_WSJAHcNQZa7QNS6bQk#" text:style-name="Internet_20_link" text:visited-style-name="Visited_20_Internet_20_Link"><text:span text:style-name="T7"> </text:span></text:a><text:a xlink:type="simple" xlink:href="https://xively.com/develop/W_WSJAHcNQZa7QNS6bQk#" text:style-name="Internet_20_link" text:visited-style-name="Visited_20_Internet_20_Link"><text:span text:style-name="T24">V</text:span></text:a><text:a xlink:type="simple" xlink:href="https://xively.com/develop/W_WSJAHcNQZa7QNS6bQk#" text:style-name="Internet_20_link" text:visited-style-name="Visited_20_Internet_20_Link"><text:span text:style-name="T24">__</text:span></text:a><text:a xlink:type="simple" xlink:href="https://xively.com/develop/W_WSJAHcNQZa7QNS6bQk#" text:style-name="Internet_20_link" text:visited-style-name="Visited_20_Internet_20_Link"><text:span text:style-name="T24">WEATHER</text:span></text:a><text:a xlink:type="simple" xlink:href="https://xively.com/develop/W_WSJAHcNQZa7QNS6bQk#" text:style-name="Internet_20_link" text:visited-style-name="Visited_20_Internet_20_Link"><text:span text:style-name="T24">_</text:span></text:a><text:a xlink:type="simple" xlink:href="https://xively.com/develop/W_WSJAHcNQZa7QNS6bQk#" text:style-name="Internet_20_link" text:visited-style-name="Visited_20_Internet_20_Link"><text:span text:style-name="T24">INFORMATION</text:span></text:a><text:a xlink:type="simple" xlink:href="https://xively.com/develop/W_WSJAHcNQZa7QNS6bQk#" text:style-name="Internet_20_link" text:visited-style-name="Visited_20_Internet_20_Link"><text:span text:style-name="T24">_</text:span></text:a><text:a xlink:type="simple" xlink:href="https://xively.com/develop/W_WSJAHcNQZa7QNS6bQk#" text:style-name="Internet_20_link" text:visited-style-name="Visited_20_Internet_20_Link"><text:span text:style-name="T24">AND</text:span></text:a><text:a xlink:type="simple" xlink:href="https://xively.com/develop/W_WSJAHcNQZa7QNS6bQk#" text:style-name="Internet_20_link" text:visited-style-name="Visited_20_Internet_20_Link"><text:span text:style-name="T24">_</text:span></text:a><text:a xlink:type="simple" xlink:href="https://xively.com/develop/W_WSJAHcNQZa7QNS6bQk#" text:style-name="Internet_20_link" text:visited-style-name="Visited_20_Internet_20_Link"><text:span text:style-name="T24">ALARMS</text:span></text:a><text:a xlink:type="simple" xlink:href="https://xively.com/develop/W_WSJAHcNQZa7QNS6bQk#" text:style-name="Internet_20_link" text:visited-style-name="Visited_20_Internet_20_Link"><text:span text:style-name="T24">,</text:span></text:a>this field can be edited freely Xively, and is used to insert warnings weather, earthquakes or tsunami warnings and so on ....</text:p>
      <text:p text:style-name="P1"/>
      <text:p text:style-name="P1">© 2015 ArduXWeatherStation of Massimiliano Neri</text:p>
      <text:p text:style-name="P1">Email: icnmfabro@gmail.com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class="text">
      <style:paragraph-properties fo:margin-top="0.353cm" fo:margin-bottom="0cm" fo:line-height="115%" fo:keep-together="always" fo:break-before="auto" fo:break-after="auto" fo:keep-with-next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 style:class="text">
      <style:paragraph-properties fo:margin-top="0.353cm" fo:margin-bottom="0cm" fo:line-height="115%" fo:keep-together="always" fo:break-before="auto" fo:break-after="auto" fo:keep-with-next="always" style:writing-mode="lr-tb"/>
      <style:text-properties style:font-name="Trebuchet MS" fo:font-size="13pt" fo:font-weight="bold" style:font-name-asian="Trebuchet MS" style:font-size-asian="13pt" style:font-weight-asian="bold" style:font-name-complex="Trebuchet MS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282cm" fo:margin-bottom="0cm" fo:line-height="115%" fo:keep-together="always" fo:break-before="auto" fo:break-after="auto" fo:keep-with-next="always" style:writing-mode="lr-tb"/>
      <style:text-properties fo:color="#666666" style:font-name="Trebuchet MS" fo:font-size="12pt" fo:font-weight="bold" style:font-name-asian="Trebuchet MS" style:font-size-asian="12pt" style:font-weight-asian="bold" style:font-name-complex="Trebuchet MS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282cm" fo:margin-bottom="0cm" fo:line-height="115%" fo:keep-together="always" fo:break-before="auto" fo:break-after="auto" fo:keep-with-next="always" style:writing-mode="lr-tb"/>
      <style:text-properties fo:color="#666666" style:font-name="Trebuchet MS" fo:font-size="11pt" style:text-underline-style="solid" style:text-underline-width="auto" style:text-underline-color="font-color" style:font-name-asian="Trebuchet MS" style:font-size-asian="11pt" style:font-name-complex="Trebuchet MS" style:font-size-complex="11pt"/>
    </style:style>
    <style:style style:name="Heading_20_5" style:display-name="Heading 5" style:family="paragraph" style:parent-style-name="Standard" style:class="text">
      <style:paragraph-properties fo:margin-top="0.282cm" fo:margin-bottom="0cm" fo:line-height="115%" fo:keep-together="always" fo:break-before="auto" fo:break-after="auto" fo:keep-with-next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 style:class="text">
      <style:paragraph-properties fo:margin-top="0.282cm" fo:margin-bottom="0cm" fo:line-height="115%" fo:keep-together="always" fo:break-before="auto" fo:break-after="auto" fo:keep-with-next="always" style:writing-mode="lr-tb"/>
      <style:text-properties fo:color="#666666" style:font-name="Trebuchet MS" fo:font-size="11pt" fo:font-style="italic" style:font-name-asian="Trebuchet MS" style:font-size-asian="11pt" style:font-style-asian="italic" style:font-name-complex="Trebuchet MS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cm" fo:line-height="115%" fo:keep-together="always" fo:break-before="auto" fo:break-after="auto" fo:keep-with-next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 style:class="chapter">
      <style:paragraph-properties fo:margin-top="0cm" fo:margin-bottom="0.353cm" fo:line-height="115%" fo:keep-together="always" fo:break-before="auto" fo:break-after="auto" fo:keep-with-next="always" style:writing-mode="lr-tb"/>
      <style:text-properties fo:color="#666666" style:font-name="Trebuchet MS" fo:font-size="13pt" fo:font-style="italic" style:font-name-asian="Trebuchet MS" style:font-size-asian="13pt" style:font-style-asian="italic" style:font-name-complex="Trebuchet MS" style:font-size-complex="13pt" style:font-style-complex="italic"/>
    </style:style>
    <style:style style:name="Default_20_Paragraph_20_Font" style:display-name="Default Paragraph Font" style:family="text"/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style:style style:name="List7Level0" style:family="text">
      <style:text-properties style:text-underline-style="none"/>
    </style:style>
    <style:style style:name="List7Level1" style:family="text">
      <style:text-properties style:text-underline-style="none"/>
    </style:style>
    <style:style style:name="List7Level2" style:family="text">
      <style:text-properties style:text-underline-style="none"/>
    </style:style>
    <style:style style:name="List7Level3" style:family="text">
      <style:text-properties style:text-underline-style="none"/>
    </style:style>
    <style:style style:name="List7Level4" style:family="text">
      <style:text-properties style:text-underline-style="none"/>
    </style:style>
    <style:style style:name="List7Level5" style:family="text">
      <style:text-properties style:text-underline-style="none"/>
    </style:style>
    <style:style style:name="List7Level6" style:family="text">
      <style:text-properties style:text-underline-style="none"/>
    </style:style>
    <style:style style:name="List7Level7" style:family="text">
      <style:text-properties style:text-underline-style="none"/>
    </style:style>
    <style:style style:name="List7Level8" style:family="text">
      <style:text-properties style:text-underline-style="none"/>
    </style:style>
    <style:style style:name="List8Level0" style:family="text">
      <style:text-properties style:text-underline-style="none"/>
    </style:style>
    <style:style style:name="List8Level1" style:family="text">
      <style:text-properties style:text-underline-style="none"/>
    </style:style>
    <style:style style:name="List8Level2" style:family="text">
      <style:text-properties style:text-underline-style="none"/>
    </style:style>
    <style:style style:name="List8Level3" style:family="text">
      <style:text-properties style:text-underline-style="none"/>
    </style:style>
    <style:style style:name="List8Level4" style:family="text">
      <style:text-properties style:text-underline-style="none"/>
    </style:style>
    <style:style style:name="List8Level5" style:family="text">
      <style:text-properties style:text-underline-style="none"/>
    </style:style>
    <style:style style:name="List8Level6" style:family="text">
      <style:text-properties style:text-underline-style="none"/>
    </style:style>
    <style:style style:name="List8Level7" style:family="text">
      <style:text-properties style:text-underline-style="none"/>
    </style:style>
    <style:style style:name="List8Level8" style:family="text">
      <style:text-properties style:text-underline-style="none"/>
    </style:style>
    <style:style style:name="List9Level0" style:family="text">
      <style:text-properties style:text-underline-style="none"/>
    </style:style>
    <style:style style:name="List9Level1" style:family="text">
      <style:text-properties style:text-underline-style="none"/>
    </style:style>
    <style:style style:name="List9Level2" style:family="text">
      <style:text-properties style:text-underline-style="none"/>
    </style:style>
    <style:style style:name="List9Level3" style:family="text">
      <style:text-properties style:text-underline-style="none"/>
    </style:style>
    <style:style style:name="List9Level4" style:family="text">
      <style:text-properties style:text-underline-style="none"/>
    </style:style>
    <style:style style:name="List9Level5" style:family="text">
      <style:text-properties style:text-underline-style="none"/>
    </style:style>
    <style:style style:name="List9Level6" style:family="text">
      <style:text-properties style:text-underline-style="none"/>
    </style:style>
    <style:style style:name="List9Level7" style:family="text">
      <style:text-properties style:text-underline-style="none"/>
    </style:style>
    <style:style style:name="List9Level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bullet text:level="1" text:style-name="List1Level0" text:bullet-char="●">
        <style:list-level-properties text:space-before="0.635cm" text:min-label-width="0.635cm"/>
      </text:list-level-style-bullet>
      <text:list-level-style-bullet text:level="2" text:style-name="List1Level1" text:bullet-char="○">
        <style:list-level-properties text:space-before="1.905cm" text:min-label-width="0.635cm"/>
      </text:list-level-style-bullet>
      <text:list-level-style-bullet text:level="3" text:style-name="List1Level2" text:bullet-char="■">
        <style:list-level-properties text:space-before="3.492cm" text:min-label-width="0.318cm"/>
      </text:list-level-style-bullet>
      <text:list-level-style-bullet text:level="4" text:style-name="List1Level3" text:bullet-char="●">
        <style:list-level-properties text:space-before="4.445cm" text:min-label-width="0.635cm"/>
      </text:list-level-style-bullet>
      <text:list-level-style-bullet text:level="5" text:style-name="List1Level4" text:bullet-char="○">
        <style:list-level-properties text:space-before="5.715cm" text:min-label-width="0.635cm"/>
      </text:list-level-style-bullet>
      <text:list-level-style-bullet text:level="6" text:style-name="List1Level5" text:bullet-char="■">
        <style:list-level-properties text:space-before="7.302cm" text:min-label-width="0.318cm"/>
      </text:list-level-style-bullet>
      <text:list-level-style-bullet text:level="7" text:style-name="List1Level6" text:bullet-char="●">
        <style:list-level-properties text:space-before="8.255cm" text:min-label-width="0.635cm"/>
      </text:list-level-style-bullet>
      <text:list-level-style-bullet text:level="8" text:style-name="List1Level7" text:bullet-char="○">
        <style:list-level-properties text:space-before="9.525cm" text:min-label-width="0.635cm"/>
      </text:list-level-style-bullet>
      <text:list-level-style-bullet text:level="9" text:style-name="List1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bullet text:level="1" text:style-name="List2Level0" text:bullet-char="●">
        <style:list-level-properties text:space-before="0.635cm" text:min-label-width="0.635cm"/>
      </text:list-level-style-bullet>
      <text:list-level-style-bullet text:level="2" text:style-name="List2Level1" text:bullet-char="○">
        <style:list-level-properties text:space-before="1.905cm" text:min-label-width="0.635cm"/>
      </text:list-level-style-bullet>
      <text:list-level-style-bullet text:level="3" text:style-name="List2Level2" text:bullet-char="■">
        <style:list-level-properties text:space-before="3.492cm" text:min-label-width="0.318cm"/>
      </text:list-level-style-bullet>
      <text:list-level-style-bullet text:level="4" text:style-name="List2Level3" text:bullet-char="●">
        <style:list-level-properties text:space-before="4.445cm" text:min-label-width="0.635cm"/>
      </text:list-level-style-bullet>
      <text:list-level-style-bullet text:level="5" text:style-name="List2Level4" text:bullet-char="○">
        <style:list-level-properties text:space-before="5.715cm" text:min-label-width="0.635cm"/>
      </text:list-level-style-bullet>
      <text:list-level-style-bullet text:level="6" text:style-name="List2Level5" text:bullet-char="■">
        <style:list-level-properties text:space-before="7.302cm" text:min-label-width="0.318cm"/>
      </text:list-level-style-bullet>
      <text:list-level-style-bullet text:level="7" text:style-name="List2Level6" text:bullet-char="●">
        <style:list-level-properties text:space-before="8.255cm" text:min-label-width="0.635cm"/>
      </text:list-level-style-bullet>
      <text:list-level-style-bullet text:level="8" text:style-name="List2Level7" text:bullet-char="○">
        <style:list-level-properties text:space-before="9.525cm" text:min-label-width="0.635cm"/>
      </text:list-level-style-bullet>
      <text:list-level-style-bullet text:level="9" text:style-name="List2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">
      <text:list-level-style-bullet text:level="1" text:style-name="List3Level0" text:bullet-char="●">
        <style:list-level-properties text:space-before="0.635cm" text:min-label-width="0.635cm"/>
      </text:list-level-style-bullet>
      <text:list-level-style-bullet text:level="2" text:style-name="List3Level1" text:bullet-char="○">
        <style:list-level-properties text:space-before="1.905cm" text:min-label-width="0.635cm"/>
      </text:list-level-style-bullet>
      <text:list-level-style-bullet text:level="3" text:style-name="List3Level2" text:bullet-char="■">
        <style:list-level-properties text:space-before="3.492cm" text:min-label-width="0.318cm"/>
      </text:list-level-style-bullet>
      <text:list-level-style-bullet text:level="4" text:style-name="List3Level3" text:bullet-char="●">
        <style:list-level-properties text:space-before="4.445cm" text:min-label-width="0.635cm"/>
      </text:list-level-style-bullet>
      <text:list-level-style-bullet text:level="5" text:style-name="List3Level4" text:bullet-char="○">
        <style:list-level-properties text:space-before="5.715cm" text:min-label-width="0.635cm"/>
      </text:list-level-style-bullet>
      <text:list-level-style-bullet text:level="6" text:style-name="List3Level5" text:bullet-char="■">
        <style:list-level-properties text:space-before="7.302cm" text:min-label-width="0.318cm"/>
      </text:list-level-style-bullet>
      <text:list-level-style-bullet text:level="7" text:style-name="List3Level6" text:bullet-char="●">
        <style:list-level-properties text:space-before="8.255cm" text:min-label-width="0.635cm"/>
      </text:list-level-style-bullet>
      <text:list-level-style-bullet text:level="8" text:style-name="List3Level7" text:bullet-char="○">
        <style:list-level-properties text:space-before="9.525cm" text:min-label-width="0.635cm"/>
      </text:list-level-style-bullet>
      <text:list-level-style-bullet text:level="9" text:style-name="List3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">
      <text:list-level-style-bullet text:level="1" text:style-name="List4Level0" text:bullet-char="●">
        <style:list-level-properties text:space-before="0.635cm" text:min-label-width="0.635cm"/>
      </text:list-level-style-bullet>
      <text:list-level-style-bullet text:level="2" text:style-name="List4Level1" text:bullet-char="○">
        <style:list-level-properties text:space-before="1.905cm" text:min-label-width="0.635cm"/>
      </text:list-level-style-bullet>
      <text:list-level-style-bullet text:level="3" text:style-name="List4Level2" text:bullet-char="■">
        <style:list-level-properties text:space-before="3.492cm" text:min-label-width="0.318cm"/>
      </text:list-level-style-bullet>
      <text:list-level-style-bullet text:level="4" text:style-name="List4Level3" text:bullet-char="●">
        <style:list-level-properties text:space-before="4.445cm" text:min-label-width="0.635cm"/>
      </text:list-level-style-bullet>
      <text:list-level-style-bullet text:level="5" text:style-name="List4Level4" text:bullet-char="○">
        <style:list-level-properties text:space-before="5.715cm" text:min-label-width="0.635cm"/>
      </text:list-level-style-bullet>
      <text:list-level-style-bullet text:level="6" text:style-name="List4Level5" text:bullet-char="■">
        <style:list-level-properties text:space-before="7.302cm" text:min-label-width="0.318cm"/>
      </text:list-level-style-bullet>
      <text:list-level-style-bullet text:level="7" text:style-name="List4Level6" text:bullet-char="●">
        <style:list-level-properties text:space-before="8.255cm" text:min-label-width="0.635cm"/>
      </text:list-level-style-bullet>
      <text:list-level-style-bullet text:level="8" text:style-name="List4Level7" text:bullet-char="○">
        <style:list-level-properties text:space-before="9.525cm" text:min-label-width="0.635cm"/>
      </text:list-level-style-bullet>
      <text:list-level-style-bullet text:level="9" text:style-name="List4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5">
      <text:list-level-style-bullet text:level="1" text:style-name="List5Level0" text:bullet-char="●">
        <style:list-level-properties text:space-before="0.635cm" text:min-label-width="0.635cm"/>
      </text:list-level-style-bullet>
      <text:list-level-style-bullet text:level="2" text:style-name="List5Level1" text:bullet-char="○">
        <style:list-level-properties text:space-before="1.905cm" text:min-label-width="0.635cm"/>
      </text:list-level-style-bullet>
      <text:list-level-style-bullet text:level="3" text:style-name="List5Level2" text:bullet-char="■">
        <style:list-level-properties text:space-before="3.492cm" text:min-label-width="0.318cm"/>
      </text:list-level-style-bullet>
      <text:list-level-style-bullet text:level="4" text:style-name="List5Level3" text:bullet-char="●">
        <style:list-level-properties text:space-before="4.445cm" text:min-label-width="0.635cm"/>
      </text:list-level-style-bullet>
      <text:list-level-style-bullet text:level="5" text:style-name="List5Level4" text:bullet-char="○">
        <style:list-level-properties text:space-before="5.715cm" text:min-label-width="0.635cm"/>
      </text:list-level-style-bullet>
      <text:list-level-style-bullet text:level="6" text:style-name="List5Level5" text:bullet-char="■">
        <style:list-level-properties text:space-before="7.302cm" text:min-label-width="0.318cm"/>
      </text:list-level-style-bullet>
      <text:list-level-style-bullet text:level="7" text:style-name="List5Level6" text:bullet-char="●">
        <style:list-level-properties text:space-before="8.255cm" text:min-label-width="0.635cm"/>
      </text:list-level-style-bullet>
      <text:list-level-style-bullet text:level="8" text:style-name="List5Level7" text:bullet-char="○">
        <style:list-level-properties text:space-before="9.525cm" text:min-label-width="0.635cm"/>
      </text:list-level-style-bullet>
      <text:list-level-style-bullet text:level="9" text:style-name="List5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6">
      <text:list-level-style-bullet text:level="1" text:style-name="List6Level0" text:bullet-char="●">
        <style:list-level-properties text:space-before="0.635cm" text:min-label-width="0.635cm"/>
      </text:list-level-style-bullet>
      <text:list-level-style-bullet text:level="2" text:style-name="List6Level1" text:bullet-char="○">
        <style:list-level-properties text:space-before="1.905cm" text:min-label-width="0.635cm"/>
      </text:list-level-style-bullet>
      <text:list-level-style-bullet text:level="3" text:style-name="List6Level2" text:bullet-char="■">
        <style:list-level-properties text:space-before="3.492cm" text:min-label-width="0.318cm"/>
      </text:list-level-style-bullet>
      <text:list-level-style-bullet text:level="4" text:style-name="List6Level3" text:bullet-char="●">
        <style:list-level-properties text:space-before="4.445cm" text:min-label-width="0.635cm"/>
      </text:list-level-style-bullet>
      <text:list-level-style-bullet text:level="5" text:style-name="List6Level4" text:bullet-char="○">
        <style:list-level-properties text:space-before="5.715cm" text:min-label-width="0.635cm"/>
      </text:list-level-style-bullet>
      <text:list-level-style-bullet text:level="6" text:style-name="List6Level5" text:bullet-char="■">
        <style:list-level-properties text:space-before="7.302cm" text:min-label-width="0.318cm"/>
      </text:list-level-style-bullet>
      <text:list-level-style-bullet text:level="7" text:style-name="List6Level6" text:bullet-char="●">
        <style:list-level-properties text:space-before="8.255cm" text:min-label-width="0.635cm"/>
      </text:list-level-style-bullet>
      <text:list-level-style-bullet text:level="8" text:style-name="List6Level7" text:bullet-char="○">
        <style:list-level-properties text:space-before="9.525cm" text:min-label-width="0.635cm"/>
      </text:list-level-style-bullet>
      <text:list-level-style-bullet text:level="9" text:style-name="List6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7">
      <text:list-level-style-bullet text:level="1" text:style-name="List7Level0" text:bullet-char="●">
        <style:list-level-properties text:space-before="0.635cm" text:min-label-width="0.635cm"/>
      </text:list-level-style-bullet>
      <text:list-level-style-bullet text:level="2" text:style-name="List7Level1" text:bullet-char="○">
        <style:list-level-properties text:space-before="1.905cm" text:min-label-width="0.635cm"/>
      </text:list-level-style-bullet>
      <text:list-level-style-bullet text:level="3" text:style-name="List7Level2" text:bullet-char="■">
        <style:list-level-properties text:space-before="3.492cm" text:min-label-width="0.318cm"/>
      </text:list-level-style-bullet>
      <text:list-level-style-bullet text:level="4" text:style-name="List7Level3" text:bullet-char="●">
        <style:list-level-properties text:space-before="4.445cm" text:min-label-width="0.635cm"/>
      </text:list-level-style-bullet>
      <text:list-level-style-bullet text:level="5" text:style-name="List7Level4" text:bullet-char="○">
        <style:list-level-properties text:space-before="5.715cm" text:min-label-width="0.635cm"/>
      </text:list-level-style-bullet>
      <text:list-level-style-bullet text:level="6" text:style-name="List7Level5" text:bullet-char="■">
        <style:list-level-properties text:space-before="7.302cm" text:min-label-width="0.318cm"/>
      </text:list-level-style-bullet>
      <text:list-level-style-bullet text:level="7" text:style-name="List7Level6" text:bullet-char="●">
        <style:list-level-properties text:space-before="8.255cm" text:min-label-width="0.635cm"/>
      </text:list-level-style-bullet>
      <text:list-level-style-bullet text:level="8" text:style-name="List7Level7" text:bullet-char="○">
        <style:list-level-properties text:space-before="9.525cm" text:min-label-width="0.635cm"/>
      </text:list-level-style-bullet>
      <text:list-level-style-bullet text:level="9" text:style-name="List7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8">
      <text:list-level-style-bullet text:level="1" text:style-name="List8Level0" text:bullet-char="●">
        <style:list-level-properties text:space-before="0.635cm" text:min-label-width="0.635cm"/>
      </text:list-level-style-bullet>
      <text:list-level-style-bullet text:level="2" text:style-name="List8Level1" text:bullet-char="○">
        <style:list-level-properties text:space-before="1.905cm" text:min-label-width="0.635cm"/>
      </text:list-level-style-bullet>
      <text:list-level-style-bullet text:level="3" text:style-name="List8Level2" text:bullet-char="■">
        <style:list-level-properties text:space-before="3.492cm" text:min-label-width="0.318cm"/>
      </text:list-level-style-bullet>
      <text:list-level-style-bullet text:level="4" text:style-name="List8Level3" text:bullet-char="●">
        <style:list-level-properties text:space-before="4.445cm" text:min-label-width="0.635cm"/>
      </text:list-level-style-bullet>
      <text:list-level-style-bullet text:level="5" text:style-name="List8Level4" text:bullet-char="○">
        <style:list-level-properties text:space-before="5.715cm" text:min-label-width="0.635cm"/>
      </text:list-level-style-bullet>
      <text:list-level-style-bullet text:level="6" text:style-name="List8Level5" text:bullet-char="■">
        <style:list-level-properties text:space-before="7.302cm" text:min-label-width="0.318cm"/>
      </text:list-level-style-bullet>
      <text:list-level-style-bullet text:level="7" text:style-name="List8Level6" text:bullet-char="●">
        <style:list-level-properties text:space-before="8.255cm" text:min-label-width="0.635cm"/>
      </text:list-level-style-bullet>
      <text:list-level-style-bullet text:level="8" text:style-name="List8Level7" text:bullet-char="○">
        <style:list-level-properties text:space-before="9.525cm" text:min-label-width="0.635cm"/>
      </text:list-level-style-bullet>
      <text:list-level-style-bullet text:level="9" text:style-name="List8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9">
      <text:list-level-style-bullet text:level="1" text:style-name="List9Level0" text:bullet-char="●">
        <style:list-level-properties text:space-before="0.635cm" text:min-label-width="0.635cm"/>
      </text:list-level-style-bullet>
      <text:list-level-style-bullet text:level="2" text:style-name="List9Level1" text:bullet-char="○">
        <style:list-level-properties text:space-before="1.905cm" text:min-label-width="0.635cm"/>
      </text:list-level-style-bullet>
      <text:list-level-style-bullet text:level="3" text:style-name="List9Level2" text:bullet-char="■">
        <style:list-level-properties text:space-before="3.492cm" text:min-label-width="0.318cm"/>
      </text:list-level-style-bullet>
      <text:list-level-style-bullet text:level="4" text:style-name="List9Level3" text:bullet-char="●">
        <style:list-level-properties text:space-before="4.445cm" text:min-label-width="0.635cm"/>
      </text:list-level-style-bullet>
      <text:list-level-style-bullet text:level="5" text:style-name="List9Level4" text:bullet-char="○">
        <style:list-level-properties text:space-before="5.715cm" text:min-label-width="0.635cm"/>
      </text:list-level-style-bullet>
      <text:list-level-style-bullet text:level="6" text:style-name="List9Level5" text:bullet-char="■">
        <style:list-level-properties text:space-before="7.302cm" text:min-label-width="0.318cm"/>
      </text:list-level-style-bullet>
      <text:list-level-style-bullet text:level="7" text:style-name="List9Level6" text:bullet-char="●">
        <style:list-level-properties text:space-before="8.255cm" text:min-label-width="0.635cm"/>
      </text:list-level-style-bullet>
      <text:list-level-style-bullet text:level="8" text:style-name="List9Level7" text:bullet-char="○">
        <style:list-level-properties text:space-before="9.525cm" text:min-label-width="0.635cm"/>
      </text:list-level-style-bullet>
      <text:list-level-style-bullet text:level="9" text:style-name="List9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dc:title/>
    <meta:initial-creator/>
    <dc:creator>Massimiliano Neri</dc:creator>
    <meta:editing-cycles>2</meta:editing-cycles>
    <meta:document-statistic meta:table-count="0" meta:image-count="0" meta:object-count="0" meta:page-count="5" meta:paragraph-count="140" meta:word-count="1345" meta:character-count="7869"/>
    <dc:date>2015-01-31T21:40:25.80</dc:date>
    <meta:editing-duration>PT54S</meta:editing-duration>
  </office:meta>
</office:document-meta>
</file>